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fo:font-weight="bold" officeooo:rsid="001a1d0c" officeooo:paragraph-rsid="001a1d0c" style:font-size-asian="48pt" style:font-weight-asian="bold" style:font-size-complex="48pt" style:font-weight-complex="bold"/>
    </style:style>
    <style:style style:name="P2" style:family="paragraph" style:parent-style-name="Standard">
      <style:text-properties fo:font-size="12pt" fo:font-weight="normal" officeooo:rsid="001a1d0c" officeooo:paragraph-rsid="001a1d0c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 DB TASK</text:p>
      <text:p text:style-name="P1"/>
      <text:p text:style-name="P1"/>
      <text:p text:style-name="P2">addweb@JLP-09:~$ sudo apt install mongodb</text:p>
      <text:p text:style-name="P2">[sudo] password for addweb: </text:p>
      <text:p text:style-name="P2">Sorry, try again.</text:p>
      <text:p text:style-name="P2">[sudo] password for addweb: 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The following packages were automatically installed and are no longer required:</text:p>
      <text:p text:style-name="P2"><text:s text:c="2"/>adium-theme-ubuntu command-not-found-data diffstat enchant example-content</text:p>
      <text:p text:style-name="P2"><text:s text:c="2"/>fwupdate g++-7 geoip-database gettext gir1.2-gtksource-3.0 gir1.2-mutter-2</text:p>
      <text:p text:style-name="P2"><text:s text:c="2"/>gnome-software-common gnome-user-guide guile-2.0-libs gyp ifupdown</text:p>
      <text:p text:style-name="P2"><text:s text:c="2"/>intltool-debian iputils-arping javascript-common libappstream-glib8</text:p>
      <text:p text:style-name="P2"><text:s text:c="2"/>libapt-pkg-perl libarchive-zip-perl libargon2-0 libart-2.0-2</text:p>
      <text:p text:style-name="P2"><text:s text:c="2"/>libasync-mergepoint-perl libavcodec57 libavfilter6 libavformat57</text:p>
      <text:p text:style-name="P2"><text:s text:c="2"/>libavresample3 libavutil55 libb-hooks-endofscope-perl</text:p>
      <text:p text:style-name="P2"><text:s text:c="2"/>libb-hooks-op-check-perl libbind9-160 libboost-date-time1.65.1</text:p>
      <text:p text:style-name="P2"><text:s text:c="2"/>libboost-filesystem1.65.1 libboost-iostreams1.65.1 libboost-locale1.65.1</text:p>
      <text:p text:style-name="P2"><text:s text:c="2"/>libboost-system1.65.1 libboost-thread1.65.1 libbrlapi0.6 libc-ares2</text:p>
      <text:p text:style-name="P2"><text:s text:c="2"/>libcamel-1.2-61 libcapture-tiny-perl libcdio17 libcgi-fast-perl</text:p>
      <text:p text:style-name="P2"><text:s text:c="2"/>libcgi-pm-perl libclass-accessor-perl libclass-method-modifiers-perl</text:p>
      <text:p text:style-name="P2"><text:s text:c="2"/>libclass-xsaccessor-perl libclone-perl libcpanel-json-xs-perl libcroco3</text:p>
      <text:p text:style-name="P2"><text:s text:c="2"/>libcrystalhd3 libdevel-callchecker-perl libdevel-size-perl</text:p>
      <text:p text:style-name="P2"><text:s text:c="2"/>libdigest-bubblebabble-perl libdns-export1100 libdns1100</text:p>
      <text:p text:style-name="P2"><text:s text:c="2"/>libdouble-conversion1 libdvdread4 libdynaloader-functions-perl</text:p>
      <text:p text:style-name="P2"><text:s text:c="2"/>libebook-contacts-1.2-2 libecal-1.2-19 libedataserver-1.2-23</text:p>
      <text:p text:style-name="P2"><text:s text:c="2"/>libemail-valid-perl libenchant1c2a libevent-2.1-6 libexempi3 libexiv2-14</text:p>
      <text:p text:style-name="P2"><text:s text:c="2"/>libexporter-tiny-perl libfcgi-perl libffi6 libfile-copy-recursive-perl</text:p>
      <text:p text:style-name="P2"><text:s text:c="2"/>libfile-find-rule-perl libfont-ttf-perl libfuture-perl libgail-3-0 libgdbm5</text:p>
      <text:p text:style-name="P2"><text:s text:c="2"/>libgeoip1 libgmime-3.0-0 libgnome-desktop-3-17 libgsoap-2.8.60 libgspell-1-1</text:p>
      <text:p text:style-name="P2"><text:s text:c="2"/>libgtksourceview-3.0-1 libgtksourceview-3.0-common libgutenprint-common</text:p>
      <text:p text:style-name="P2"><text:s text:c="2"/>libgutenprint2 libgutenprint9 libgweather-3-15 libhogweed4</text:p>
      <text:p text:style-name="P2"><text:s text:c="2"/>libhttp-parser2.7.1 libhunspell-1.6-0 libicu60 libilmbase12</text:p>
      <text:p text:style-name="P2"><text:s text:c="2"/>libimport-into-perl libindicator3-7 libio-async-loop-epoll-perl</text:p>
      <text:p text:style-name="P2"><text:s text:c="2"/>libio-async-perl libio-pty-perl libio-string-perl libip4tc0 libip6tc0</text:p>
      <text:p text:style-name="P2"><text:s text:c="2"/>libipc-run-perl libiptc0 libirs160 libisc-export169 libisc169 libisccc160</text:p>
      <text:p text:style-name="P2"><text:s text:c="2"/>libisccfg160 libisl19 libjs-async libjs-inherits libjs-is-typedarray</text:p>
      <text:p text:style-name="P2"><text:s text:c="2"/>libjs-jquery libjs-node-uuid libjs-psl libjs-typedarray-to-buffer</text:p>
      <text:p text:style-name="P2"><text:s text:c="2"/>libjs-underscore libjson-c3 libjson-maybexs-perl liblinux-epoll-perl</text:p>
      <text:p text:style-name="P2"><text:s text:c="2"/>liblist-compare-perl liblist-moreutils-perl libllvm10 liblouis14</text:p>
      <text:p text:style-name="P2"><text:s text:c="2"/>liblouisutdml8 liblwres160 libmagickcore-6.q16-3 libmagickcore-6.q16-3-extra</text:p>
      <text:p text:style-name="P2"><text:soft-page-break/><text:s text:c="2"/>libmagickwand-6.q16-3 libminiupnpc10 libmodule-implementation-perl</text:p>
      <text:p text:style-name="P2"><text:s text:c="2"/>libmodule-runtime-perl libmoo-perl libmoox-aliases-perl libmozjs-52-0</text:p>
      <text:p text:style-name="P2"><text:s text:c="2"/>libmutter-2-0 libmysofa0 libnamespace-clean-perl libncurses5 libncursesw5</text:p>
      <text:p text:style-name="P2"><text:s text:c="2"/>libnet-dns-perl libnet-dns-sec-perl libnet-domain-tld-perl libnet-ip-perl</text:p>
      <text:p text:style-name="P2"><text:s text:c="2"/>libnettle6 libnss-myhostname libntfs-3g88 libnumber-compare-perl liboauth0</text:p>
      <text:p text:style-name="P2"><text:s text:c="2"/>libopenexr22 liborcus-0.13-0 libpackage-stash-perl libpackage-stash-xs-perl</text:p>
      <text:p text:style-name="P2"><text:s text:c="2"/>libparams-classify-perl libparse-debianchangelog-perl libpath-tiny-perl</text:p>
      <text:p text:style-name="P2"><text:s text:c="2"/>libperl4-corelibs-perl libperl5.26 libperlio-gzip-perl libplymouth4</text:p>
      <text:p text:style-name="P2"><text:s text:c="2"/>libpoppler73 libpostproc54 libprotobuf10 libpython2.7 libpython3.6</text:p>
      <text:p text:style-name="P2"><text:s text:c="2"/>libpython3.6-minimal libpython3.6-stdlib libqpdf21 libraw16 libreadline7</text:p>
      <text:p text:style-name="P2"><text:s text:c="2"/>libreadonly-perl libref-util-perl libref-util-xs-perl</text:p>
      <text:p text:style-name="P2"><text:s text:c="2"/>libreoffice-avmedia-backend-gstreamer libreoffice-style-galaxy</text:p>
      <text:p text:style-name="P2"><text:s text:c="2"/>librole-tiny-perl libsane1 libsereal-decoder-perl libsereal-encoder-perl</text:p>
      <text:p text:style-name="P2"><text:s text:c="2"/>libsereal-perl libssl-dev libssl1.0.0 libstdc++-7-dev libstrictures-perl</text:p>
      <text:p text:style-name="P2"><text:s text:c="2"/>libstruct-dumb-perl libsub-exporter-progressive-perl libsub-identify-perl</text:p>
      <text:p text:style-name="P2"><text:s text:c="2"/>libsub-quote-perl libswresample2 libswscale4 libtest-fatal-perl</text:p>
      <text:p text:style-name="P2"><text:s text:c="2"/>libtest-refcount-perl libtext-glob-perl libtext-levenshtein-perl libtinfo5</text:p>
      <text:p text:style-name="P2"><text:s text:c="2"/>libtype-tiny-perl libtype-tiny-xs-perl libunicode-utf8-perl libusbmuxd4</text:p>
      <text:p text:style-name="P2"><text:s text:c="2"/>libuv1-dev libvariable-magic-perl libvpx5 libx264-152 libx265-146</text:p>
      <text:p text:style-name="P2"><text:s text:c="2"/>libxapian30 libxml-simple-perl libxml-writer-perl libyaml-libyaml-perl</text:p>
      <text:p text:style-name="P2"><text:s text:c="2"/>libzeitgeist-2.0-0 light-themes lintian multiarch-support node-abbrev</text:p>
      <text:p text:style-name="P2"><text:s text:c="2"/>node-ajv node-ansi node-ansi-align node-ansi-regex node-ansi-styles</text:p>
      <text:p text:style-name="P2"><text:s text:c="2"/>node-ansistyles node-aproba node-archy node-are-we-there-yet node-asap</text:p>
      <text:p text:style-name="P2"><text:s text:c="2"/>node-asn1 node-assert-plus node-asynckit node-aws-sign2 node-aws4</text:p>
      <text:p text:style-name="P2"><text:s text:c="2"/>node-balanced-match node-bcrypt-pbkdf node-bl node-bluebird node-boxen</text:p>
      <text:p text:style-name="P2"><text:s text:c="2"/>node-brace-expansion node-builtins node-cacache node-call-limit</text:p>
      <text:p text:style-name="P2"><text:s text:c="2"/>node-camelcase node-caseless node-chalk node-chownr node-ci-info</text:p>
      <text:p text:style-name="P2"><text:s text:c="2"/>node-cli-boxes node-cliui node-clone node-co node-color-convert</text:p>
      <text:p text:style-name="P2"><text:s text:c="2"/>node-color-name node-colors node-columnify node-combined-stream</text:p>
      <text:p text:style-name="P2"><text:s text:c="2"/>node-concat-map node-concat-stream node-config-chain node-configstore</text:p>
      <text:p text:style-name="P2"><text:s text:c="2"/>node-console-control-strings node-copy-concurrently node-core-util-is</text:p>
      <text:p text:style-name="P2"><text:s text:c="2"/>node-cross-spawn node-crypto-random-string node-cyclist node-dashdash</text:p>
      <text:p text:style-name="P2"><text:s text:c="2"/>node-debug node-decamelize node-decompress-response node-deep-extend</text:p>
      <text:p text:style-name="P2"><text:s text:c="2"/>node-defaults node-define-properties node-delayed-stream node-delegates</text:p>
      <text:p text:style-name="P2"><text:s text:c="2"/>node-detect-indent node-detect-newline node-dot-prop node-duplexer3</text:p>
      <text:p text:style-name="P2"><text:s text:c="2"/>node-duplexify node-ecc-jsbn node-editor node-encoding node-end-of-stream</text:p>
      <text:p text:style-name="P2"><text:s text:c="2"/>node-err-code node-errno node-es6-promise node-escape-string-regexp</text:p>
      <text:p text:style-name="P2"><text:s text:c="2"/>node-execa node-extend node-extsprintf node-fast-deep-equal node-find-up</text:p>
      <text:p text:style-name="P2"><text:s text:c="2"/>node-flush-write-stream node-forever-agent node-form-data node-from2</text:p>
      <text:p text:style-name="P2"><text:s text:c="2"/>node-fs-vacuum node-fs-write-stream-atomic node-fs.realpath</text:p>
      <text:p text:style-name="P2"><text:s text:c="2"/>node-function-bind node-gauge node-genfun node-get-caller-file</text:p>
      <text:p text:style-name="P2"><text:s text:c="2"/>node-get-stream node-getpass node-glob node-got node-graceful-fs</text:p>
      <text:p text:style-name="P2"><text:s text:c="2"/>node-har-schema node-har-validator node-has-flag node-has-symbol-support-x</text:p>
      <text:p text:style-name="P2"><text:s text:c="2"/>node-has-to-string-tag-x node-has-unicode node-hosted-git-info</text:p>
      <text:p text:style-name="P2"><text:s text:c="2"/>node-http-signature node-iconv-lite node-iferr node-import-lazy</text:p>
      <text:p text:style-name="P2"><text:s text:c="2"/>node-imurmurhash node-inflight node-inherits node-ini node-invert-kv node-ip</text:p>
      <text:p text:style-name="P2"><text:s text:c="2"/>node-ip-regex node-is-npm node-is-obj node-is-object node-is-path-inside</text:p>
      <text:p text:style-name="P2"><text:s text:c="2"/>node-is-plain-obj node-is-retry-allowed node-is-stream node-is-typedarray</text:p>
      <text:p text:style-name="P2"><text:s text:c="2"/>node-isarray node-isexe node-isstream node-isurl node-jsbn</text:p>
      <text:p text:style-name="P2"><text:s text:c="2"/>node-json-parse-better-errors node-json-schema node-json-schema-traverse</text:p>
      <text:p text:style-name="P2"><text:s text:c="2"/>node-json-stable-stringify node-json-stringify-safe node-jsonify</text:p>
      <text:p text:style-name="P2"><text:s text:c="2"/>node-jsonparse node-jsonstream node-jsprim node-latest-version</text:p>
      <text:p text:style-name="P2"><text:soft-page-break/><text:s text:c="2"/>node-lazy-property node-lcid node-libnpx node-locate-path node-lockfile</text:p>
      <text:p text:style-name="P2"><text:s text:c="2"/>node-lodash node-lodash-packages node-lowercase-keys node-lru-cache</text:p>
      <text:p text:style-name="P2"><text:s text:c="2"/>node-make-dir node-mem node-mime node-mime-types node-mimic-fn</text:p>
      <text:p text:style-name="P2"><text:s text:c="2"/>node-mimic-response node-minimatch node-minimist node-mississippi</text:p>
      <text:p text:style-name="P2"><text:s text:c="2"/>node-mkdirp node-move-concurrently node-ms node-mute-stream node-nopt</text:p>
      <text:p text:style-name="P2"><text:s text:c="2"/>node-normalize-package-data node-npm-bundled node-npm-package-arg</text:p>
      <text:p text:style-name="P2"><text:s text:c="2"/>node-npm-run-path node-npmlog node-number-is-nan node-oauth-sign</text:p>
      <text:p text:style-name="P2"><text:s text:c="2"/>node-object-assign node-once node-opener node-os-locale node-os-tmpdir</text:p>
      <text:p text:style-name="P2"><text:s text:c="2"/>node-osenv node-p-cancelable node-p-finally node-p-is-promise node-p-limit</text:p>
      <text:p text:style-name="P2"><text:s text:c="2"/>node-p-locate node-p-timeout node-package-json node-parallel-transform</text:p>
      <text:p text:style-name="P2"><text:s text:c="2"/>node-path-exists node-path-is-absolute node-path-is-inside</text:p>
      <text:p text:style-name="P2"><text:s text:c="2"/>node-performance-now node-pify node-prepend-http node-process-nextick-args</text:p>
      <text:p text:style-name="P2"><text:s text:c="2"/>node-promise-inflight node-promise-retry node-promzard node-proto-list</text:p>
      <text:p text:style-name="P2"><text:s text:c="2"/>node-prr node-pseudomap node-psl node-pump node-pumpify node-punycode</text:p>
      <text:p text:style-name="P2"><text:s text:c="2"/>node-qs node-qw node-rc node-read node-read-package-json</text:p>
      <text:p text:style-name="P2"><text:s text:c="2"/>node-readable-stream node-registry-auth-token node-registry-url node-request</text:p>
      <text:p text:style-name="P2"><text:s text:c="2"/>node-require-directory node-require-main-filename node-resolve</text:p>
      <text:p text:style-name="P2"><text:s text:c="2"/>node-resolve-from node-retry node-rimraf node-run-queue node-safe-buffer</text:p>
      <text:p text:style-name="P2"><text:s text:c="2"/>node-semver node-semver-diff node-set-blocking node-sha node-shebang-command</text:p>
      <text:p text:style-name="P2"><text:s text:c="2"/>node-shebang-regex node-signal-exit node-slash node-slide node-sorted-object</text:p>
      <text:p text:style-name="P2"><text:s text:c="2"/>node-spdx-correct node-spdx-exceptions node-spdx-expression-parse</text:p>
      <text:p text:style-name="P2"><text:s text:c="2"/>node-spdx-license-ids node-sshpk node-ssri node-stream-each</text:p>
      <text:p text:style-name="P2"><text:s text:c="2"/>node-stream-iterate node-stream-shift node-strict-uri-encode</text:p>
      <text:p text:style-name="P2"><text:s text:c="2"/>node-string-decoder node-string-width node-strip-ansi node-strip-eof</text:p>
      <text:p text:style-name="P2"><text:s text:c="2"/>node-strip-json-comments node-supports-color node-tar node-term-size</text:p>
      <text:p text:style-name="P2"><text:s text:c="2"/>node-text-table node-through node-through2 node-timed-out node-tough-cookie</text:p>
      <text:p text:style-name="P2"><text:s text:c="2"/>node-tunnel-agent node-tweetnacl node-typedarray node-typedarray-to-buffer</text:p>
      <text:p text:style-name="P2"><text:s text:c="2"/>node-uid-number node-unique-filename node-unique-string node-unpipe</text:p>
      <text:p text:style-name="P2"><text:s text:c="2"/>node-uri-js node-url-parse-lax node-url-to-options node-util-deprecate</text:p>
      <text:p text:style-name="P2"><text:s text:c="2"/>node-uuid node-validate-npm-package-license node-validate-npm-package-name</text:p>
      <text:p text:style-name="P2"><text:s text:c="2"/>node-verror node-wcwidth.js node-which node-which-module node-wide-align</text:p>
      <text:p text:style-name="P2"><text:s text:c="2"/>node-widest-line node-wrap-ansi node-wrappy node-write-file-atomic</text:p>
      <text:p text:style-name="P2"><text:s text:c="2"/>node-xdg-basedir node-xtend node-y18n node-yallist node-yargs</text:p>
      <text:p text:style-name="P2"><text:s text:c="2"/>node-yargs-parser nodejs-doc nplan patchutils pppconfig pppoeconf</text:p>
      <text:p text:style-name="P2"><text:s text:c="2"/>printer-driver-gutenprint python-pkg-resources python-talloc</text:p>
      <text:p text:style-name="P2"><text:s text:c="2"/>python3-asn1crypto python3-oauth python3-zope.interface python3.6</text:p>
      <text:p text:style-name="P2"><text:s text:c="2"/>python3.6-minimal qpdf t1utils ubuntu-artwork ubuntu-system-service</text:p>
      <text:p text:style-name="P2"><text:s text:c="2"/>xserver-xorg-core-hwe-18.04 xserver-xorg-hwe-18.04</text:p>
      <text:p text:style-name="P2"><text:s text:c="2"/>xserver-xorg-input-all-hwe-18.04 xserver-xorg-input-libinput-hwe-18.04</text:p>
      <text:p text:style-name="P2"><text:s text:c="2"/>xserver-xorg-input-wacom-hwe-18.04 xserver-xorg-legacy-hwe-18.04</text:p>
      <text:p text:style-name="P2"><text:s text:c="2"/>xserver-xorg-video-all-hwe-18.04 xserver-xorg-video-amdgpu-hwe-18.04</text:p>
      <text:p text:style-name="P2"><text:s text:c="2"/>xserver-xorg-video-ati-hwe-18.04 xserver-xorg-video-fbdev-hwe-18.04</text:p>
      <text:p text:style-name="P2"><text:s text:c="2"/>xserver-xorg-video-intel-hwe-18.04 xserver-xorg-video-nouveau-hwe-18.04</text:p>
      <text:p text:style-name="P2"><text:s text:c="2"/>xserver-xorg-video-qxl-hwe-18.04 xserver-xorg-video-radeon-hwe-18.04</text:p>
      <text:p text:style-name="P2"><text:s text:c="2"/>xserver-xorg-video-vesa-hwe-18.04 xserver-xorg-video-vmware-hwe-18.04</text:p>
      <text:p text:style-name="P2"><text:s text:c="2"/>zeitgeist-core</text:p>
      <text:p text:style-name="P2">Use 'sudo apt autoremove' to remove them.</text:p>
      <text:p text:style-name="P2">The following additional packages will be installed:</text:p>
      <text:p text:style-name="P2"><text:s text:c="2"/>libboost-program-options1.71.0 libgoogle-perftools4 libpcrecpp0v5</text:p>
      <text:p text:style-name="P2"><text:s text:c="2"/>libtcmalloc-minimal4 libyaml-cpp0.6 mongo-tools mongodb-clients</text:p>
      <text:p text:style-name="P2"><text:s text:c="2"/>mongodb-server mongodb-server-core</text:p>
      <text:p text:style-name="P2">The following packages will be REMOVED:</text:p>
      <text:p text:style-name="P2"><text:soft-page-break/><text:s text:c="2"/>mongodb-org mongodb-org-mongos mongodb-org-server mongodb-org-shell</text:p>
      <text:p text:style-name="P2"><text:s text:c="2"/>mongodb-org-tools</text:p>
      <text:p text:style-name="P2">The following NEW packages will be installed:</text:p>
      <text:p text:style-name="P2"><text:s text:c="2"/>libboost-program-options1.71.0 libgoogle-perftools4 libpcrecpp0v5</text:p>
      <text:p text:style-name="P2"><text:s text:c="2"/>libtcmalloc-minimal4 libyaml-cpp0.6 mongo-tools mongodb mongodb-clients</text:p>
      <text:p text:style-name="P2"><text:s text:c="2"/>mongodb-server mongodb-server-core</text:p>
      <text:p text:style-name="P2">0 upgraded, 10 newly installed, 5 to remove and 5 not upgraded.</text:p>
      <text:p text:style-name="P2">Need to get 56.3 MB of archives.</text:p>
      <text:p text:style-name="P2">After this operation, 39.4 MB disk space will be freed.</text:p>
      <text:p text:style-name="P2">Do you want to continue? [Y/n] Y</text:p>
      <text:p text:style-name="P2">Get:1 http://in.archive.ubuntu.com/ubuntu focal/main amd64 libboost-program-options1.71.0 amd64 1.71.0-6ubuntu6 [342 kB]</text:p>
      <text:p text:style-name="P2">Get:2 http://in.archive.ubuntu.com/ubuntu focal/main amd64 libtcmalloc-minimal4 amd64 2.7-1ubuntu2 [93.0 kB]</text:p>
      <text:p text:style-name="P2">Get:3 http://in.archive.ubuntu.com/ubuntu focal/main amd64 libgoogle-perftools4 amd64 2.7-1ubuntu2 [195 kB]</text:p>
      <text:p text:style-name="P2">Get:4 http://in.archive.ubuntu.com/ubuntu focal/main amd64 libpcrecpp0v5 amd64 2:8.39-12build1 [15.5 kB]</text:p>
      <text:p text:style-name="P2">Get:5 http://in.archive.ubuntu.com/ubuntu focal/main amd64 libyaml-cpp0.6 amd64 0.6.2-4ubuntu1 [124 kB]</text:p>
      <text:p text:style-name="P2">Get:6 http://in.archive.ubuntu.com/ubuntu focal/universe amd64 mongo-tools amd64 3.6.3-0ubuntu1 [12.3 MB]</text:p>
      <text:p text:style-name="P2">Get:7 http://in.archive.ubuntu.com/ubuntu focal-updates/universe amd64 mongodb-clients amd64 1:3.6.9+really3.6.8+90~g8e540c0b6d-0ubuntu5.3 [21.6 MB]</text:p>
      <text:p text:style-name="P2">Get:8 http://in.archive.ubuntu.com/ubuntu focal-updates/universe amd64 mongodb-server-core amd64 1:3.6.9+really3.6.8+90~g8e540c0b6d-0ubuntu5.3 [21.6 MB]</text:p>
      <text:p text:style-name="P2">Get:9 http://in.archive.ubuntu.com/ubuntu focal-updates/universe amd64 mongodb-server all 1:3.6.9+really3.6.8+90~g8e540c0b6d-0ubuntu5.3 [12.5 kB]</text:p>
      <text:p text:style-name="P2">Get:10 http://in.archive.ubuntu.com/ubuntu focal-updates/universe amd64 mongodb amd64 1:3.6.9+really3.6.8+90~g8e540c0b6d-0ubuntu5.3 [9,640 B]</text:p>
      <text:p text:style-name="P2">Fetched 56.3 MB in 27s (2,081 kB/s) <text:s text:c="43"/></text:p>
      <text:p text:style-name="P2">(Reading database ... 221106 files and directories currently installed.)</text:p>
      <text:p text:style-name="P2">Removing mongodb-org (4.0.27) ...</text:p>
      <text:p text:style-name="P2">Removing mongodb-org-mongos (4.0.27) ...</text:p>
      <text:p text:style-name="P2">Removing mongodb-org-server (4.0.27) ...</text:p>
      <text:p text:style-name="P2">Removing mongodb-org-shell (4.0.27) ...</text:p>
      <text:p text:style-name="P2">Removing mongodb-org-tools (4.0.27) ...</text:p>
      <text:p text:style-name="P2">Selecting previously unselected package libboost-program-options1.71.0:amd64.</text:p>
      <text:p text:style-name="P2">(Reading database ... 221058 files and directories currently installed.)</text:p>
      <text:p text:style-name="P2">Preparing to unpack .../0-libboost-program-options1.71.0_1.71.0-6ubuntu6_amd64.d</text:p>
      <text:p text:style-name="P2">eb ...</text:p>
      <text:p text:style-name="P2">Unpacking libboost-program-options1.71.0:amd64 (1.71.0-6ubuntu6) ...</text:p>
      <text:p text:style-name="P2">Selecting previously unselected package libtcmalloc-minimal4:amd64.</text:p>
      <text:p text:style-name="P2">Preparing to unpack .../1-libtcmalloc-minimal4_2.7-1ubuntu2_amd64.deb ...</text:p>
      <text:p text:style-name="P2">Unpacking libtcmalloc-minimal4:amd64 (2.7-1ubuntu2) ...</text:p>
      <text:p text:style-name="P2">Selecting previously unselected package libgoogle-perftools4:amd64.</text:p>
      <text:p text:style-name="P2">Preparing to unpack .../2-libgoogle-perftools4_2.7-1ubuntu2_amd64.deb ...</text:p>
      <text:p text:style-name="P2">Unpacking libgoogle-perftools4:amd64 (2.7-1ubuntu2) ...</text:p>
      <text:p text:style-name="P2">Selecting previously unselected package libpcrecpp0v5:amd64.</text:p>
      <text:p text:style-name="P2">Preparing to unpack .../3-libpcrecpp0v5_2%3a8.39-12build1_amd64.deb ...</text:p>
      <text:p text:style-name="P2">Unpacking libpcrecpp0v5:amd64 (2:8.39-12build1) ...</text:p>
      <text:p text:style-name="P2">Selecting previously unselected package libyaml-cpp0.6:amd64.</text:p>
      <text:p text:style-name="P2"><text:soft-page-break/>Preparing to unpack .../4-libyaml-cpp0.6_0.6.2-4ubuntu1_amd64.deb ...</text:p>
      <text:p text:style-name="P2">Unpacking libyaml-cpp0.6:amd64 (0.6.2-4ubuntu1) ...</text:p>
      <text:p text:style-name="P2">Selecting previously unselected package mongo-tools.</text:p>
      <text:p text:style-name="P2">Preparing to unpack .../5-mongo-tools_3.6.3-0ubuntu1_amd64.deb ...</text:p>
      <text:p text:style-name="P2">Unpacking mongo-tools (3.6.3-0ubuntu1) ...</text:p>
      <text:p text:style-name="P2">Selecting previously unselected package mongodb-clients.</text:p>
      <text:p text:style-name="P2">Preparing to unpack .../6-mongodb-clients_1%3a3.6.9+really3.6.8+90~g8e540c0b6d-0</text:p>
      <text:p text:style-name="P2">ubuntu5.3_amd64.deb ...</text:p>
      <text:p text:style-name="P2">Unpacking mongodb-clients (1:3.6.9+really3.6.8+90~g8e540c0b6d-0ubuntu5.3) ...</text:p>
      <text:p text:style-name="P2">Selecting previously unselected package mongodb-server-core.</text:p>
      <text:p text:style-name="P2">Preparing to unpack .../7-mongodb-server-core_1%3a3.6.9+really3.6.8+90~g8e540c0b</text:p>
      <text:p text:style-name="P2">6d-0ubuntu5.3_amd64.deb ...</text:p>
      <text:p text:style-name="P2">Unpacking mongodb-server-core (1:3.6.9+really3.6.8+90~g8e540c0b6d-0ubuntu5.3) ..</text:p>
      <text:p text:style-name="P2">.</text:p>
      <text:p text:style-name="P2">Selecting previously unselected package mongodb-server.</text:p>
      <text:p text:style-name="P2">Preparing to unpack .../8-mongodb-server_1%3a3.6.9+really3.6.8+90~g8e540c0b6d-0u</text:p>
      <text:p text:style-name="P2">buntu5.3_all.deb ...</text:p>
      <text:p text:style-name="P2">Unpacking mongodb-server (1:3.6.9+really3.6.8+90~g8e540c0b6d-0ubuntu5.3) ...</text:p>
      <text:p text:style-name="P2">Selecting previously unselected package mongodb.</text:p>
      <text:p text:style-name="P2">Preparing to unpack .../9-mongodb_1%3a3.6.9+really3.6.8+90~g8e540c0b6d-0ubuntu5.</text:p>
      <text:p text:style-name="P2">3_amd64.deb ...</text:p>
      <text:p text:style-name="P2">Unpacking mongodb (1:3.6.9+really3.6.8+90~g8e540c0b6d-0ubuntu5.3) ...</text:p>
      <text:p text:style-name="P2">Setting up libpcrecpp0v5:amd64 (2:8.39-12build1) ...</text:p>
      <text:p text:style-name="P2">Setting up libtcmalloc-minimal4:amd64 (2.7-1ubuntu2) ...</text:p>
      <text:p text:style-name="P2">Setting up libyaml-cpp0.6:amd64 (0.6.2-4ubuntu1) ...</text:p>
      <text:p text:style-name="P2">Setting up mongo-tools (3.6.3-0ubuntu1) ...</text:p>
      <text:p text:style-name="P2">Setting up libgoogle-perftools4:amd64 (2.7-1ubuntu2) ...</text:p>
      <text:p text:style-name="P2">Setting up libboost-program-options1.71.0:amd64 (1.71.0-6ubuntu6) ...</text:p>
      <text:p text:style-name="P2">Setting up mongodb-clients (1:3.6.9+really3.6.8+90~g8e540c0b6d-0ubuntu5.3) ...</text:p>
      <text:p text:style-name="P2">Setting up mongodb-server-core (1:3.6.9+really3.6.8+90~g8e540c0b6d-0ubuntu5.3) .</text:p>
      <text:p text:style-name="P2">..</text:p>
      <text:p text:style-name="P2">Setting up mongodb-server (1:3.6.9+really3.6.8+90~g8e540c0b6d-0ubuntu5.3) ...</text:p>
      <text:p text:style-name="P2">Created symlink /etc/systemd/system/multi-user.target.wants/mongodb.service → /l</text:p>
      <text:p text:style-name="P2">ib/systemd/system/mongodb.service.</text:p>
      <text:p text:style-name="P2">Setting up mongodb (1:3.6.9+really3.6.8+90~g8e540c0b6d-0ubuntu5.3) ...</text:p>
      <text:p text:style-name="P2">Processing triggers for man-db (2.9.1-1) ...</text:p>
      <text:p text:style-name="P2">Processing triggers for ureadahead (0.100.0-21) ...</text:p>
      <text:p text:style-name="P2">ureadahead will be reprofiled on next reboot</text:p>
      <text:p text:style-name="P2">Processing triggers for libc-bin (2.31-0ubuntu9.2) ...</text:p>
      <text:p text:style-name="P2">Processing triggers for systemd (245.4-4ubuntu3.13) ...</text:p>
      <text:p text:style-name="P2">addweb@JLP-09:~$ sudo apt update</text:p>
      <text:p text:style-name="P2">Hit:1 http://in.archive.ubuntu.com/ubuntu focal InRelease <text:s text:c="21"/></text:p>
      <text:p text:style-name="P2">Get:2 http://in.archive.ubuntu.com/ubuntu focal-updates InRelease [114 kB] <text:s text:c="4"/></text:p>
      <text:p text:style-name="P2">Get:3 http://in.archive.ubuntu.com/ubuntu focal-backports InRelease [108 kB] <text:s text:c="2"/></text:p>
      <text:p text:style-name="P2">Hit:4 https://deb.nodesource.com/node_16.x focal InRelease <text:s text:c="20"/></text:p>
      <text:p text:style-name="P2">Hit:5 http://security.ubuntu.com/ubuntu focal-security InRelease <text:s text:c="14"/></text:p>
      <text:p text:style-name="P2">Hit:6 https://dl.google.com/linux/chrome/deb stable InRelease <text:s text:c="17"/></text:p>
      <text:p text:style-name="P2">Fetched 222 kB in 15s (14.4 kB/s) <text:s text:c="45"/>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5 packages can be upgraded. Run 'apt list --upgradable' to see them.</text:p>
      <text:p text:style-name="P2"><text:soft-page-break/>addweb@JLP-09:~$ sudo service mongodb start</text:p>
      <text:p text:style-name="P2">addweb@JLP-09:~$ mongo</text:p>
      <text:p text:style-name="P2">MongoDB shell version v3.6.8</text:p>
      <text:p text:style-name="P2">connecting to: mongodb://127.0.0.1:27017</text:p>
      <text:p text:style-name="P2">Implicit session: session { "id" : UUID("8c501717-72ec-4b9c-9309-ed864638be8a") }</text:p>
      <text:p text:style-name="P2">MongoDB server version: 3.6.8</text:p>
      <text:p text:style-name="P2">Welcome to the MongoDB shell.</text:p>
      <text:p text:style-name="P2">For interactive help, type "help".</text:p>
      <text:p text:style-name="P2">For more comprehensive documentation, see</text:p>
      <text:p text:style-name="P2"><text:tab/>http://docs.mongodb.org/</text:p>
      <text:p text:style-name="P2">Questions? Try the support group</text:p>
      <text:p text:style-name="P2"><text:tab/>http://groups.google.com/group/mongodb-user</text:p>
      <text:p text:style-name="P2">Server has startup warnings: </text:p>
      <text:p text:style-name="P2">2021-12-28T11:22:59.718+0530 I STORAGE <text:s/>[initandlisten] </text:p>
      <text:p text:style-name="P2">2021-12-28T11:22:59.718+0530 I STORAGE <text:s/>[initandlisten] ** WARNING: Using the XFS filesystem is strongly recommended with the WiredTiger storage engine</text:p>
      <text:p text:style-name="P2">2021-12-28T11:22:59.718+0530 I STORAGE <text:s/>[initandlisten] ** <text:s text:c="9"/>See http://dochub.mongodb.org/core/prodnotes-filesystem</text:p>
      <text:p text:style-name="P2">2021-12-28T11:23:00.447+0530 I CONTROL <text:s/>[initandlisten] </text:p>
      <text:p text:style-name="P2">2021-12-28T11:23:00.447+0530 I CONTROL <text:s/>[initandlisten] ** WARNING: Access control is not enabled for the database.</text:p>
      <text:p text:style-name="P2">2021-12-28T11:23:00.447+0530 I CONTROL <text:s/>[initandlisten] ** <text:s text:c="9"/>Read and write access to data and configuration is unrestricted.</text:p>
      <text:p text:style-name="P2">2021-12-28T11:23:00.447+0530 I CONTROL <text:s/>[initandlisten] </text:p>
      <text:p text:style-name="P2">&gt; show dbs</text:p>
      <text:p text:style-name="P2">admin <text:s text:c="2"/>0.000GB</text:p>
      <text:p text:style-name="P2">config <text:s/>0.000GB</text:p>
      <text:p text:style-name="P2">local <text:s text:c="2"/>0.000GB</text:p>
      <text:p text:style-name="P2">&gt; x = 100</text:p>
      <text:p text:style-name="P2">100</text:p>
      <text:p text:style-name="P2">&gt; x/5</text:p>
      <text:p text:style-name="P2">20</text:p>
      <text:p text:style-name="P2">&gt; user dbName</text:p>
      <text:p text:style-name="P2">2021-12-28T11:38:58.607+0530 E QUERY <text:s text:c="3"/>[thread1] SyntaxError: missing ; before statement @(shell):1:5</text:p>
      <text:p text:style-name="P2">&gt; user db Vinit</text:p>
      <text:p text:style-name="P2">2021-12-28T11:39:10.158+0530 E QUERY <text:s text:c="3"/>[thread1] SyntaxError: missing ; before statement @(shell):1:5</text:p>
      <text:p text:style-name="P2">&gt; user Vinit</text:p>
      <text:p text:style-name="P2">2021-12-28T11:39:16.677+0530 E QUERY <text:s text:c="3"/>[thread1] SyntaxError: missing ; before statement @(shell):1:5</text:p>
      <text:p text:style-name="P2">&gt; user dbVinit</text:p>
      <text:p text:style-name="P2">20db.Students.insert({id:1,'name':'vinit','lang':'python','mobile':'7597844434','Rol</text:p>
      <text:p text:style-name="P2">2021-12-28T12:05:42.376+0530 E QUERY <text:s text:c="3"/>[thread1] SyntaxError: unterminated string literal @(shell):1:78</text:p>
      <text:p text:style-name="P2">&gt; </text:p>
      <text:p text:style-name="P2">&gt; show dbs</text:p>
      <text:p text:style-name="P2">Mydb <text:s text:c="3"/>0.000GB</text:p>
      <text:p text:style-name="P2">admin <text:s text:c="2"/>0.000GB</text:p>
      <text:p text:style-name="P2">config <text:s/>0.000GB</text:p>
      <text:p text:style-name="P2">local <text:s text:c="2"/>0.000GB</text:p>
      <text:p text:style-name="P2">&gt; show collections</text:p>
      <text:p text:style-name="P2"><text:soft-page-break/>Students</text:p>
      <text:p text:style-name="P2">&gt; Mydb.Students.insert({'id':1,'name':'vinit','lang':'python','mobile':'7597844434','Rollno':101})</text:p>
      <text:p text:style-name="P2">2021-12-28T12:07:20.646+0530 E QUERY <text:s text:c="3"/>[thread1] ReferenceError: Mydb is not defined :</text:p>
      <text:p text:style-name="P2">@(shell):1:1</text:p>
      <text:p text:style-name="P2">&gt; use Mydb</text:p>
      <text:p text:style-name="P2">switched to db Mydb</text:p>
      <text:p text:style-name="P2">&gt; show collections</text:p>
      <text:p text:style-name="P2">Students</text:p>
      <text:p text:style-name="P2">&gt; Mydb.Students.insert({'id':1,'name':'vinit','lang':'python','mobile':'7597844434','Rollno':101});</text:p>
      <text:p text:style-name="P2">2021-12-28T12:08:35.588+0530 E QUERY <text:s text:c="3"/>[thread1] ReferenceError: Mydb is not defined :</text:p>
      <text:p text:style-name="P2">@(shell):1:1</text:p>
      <text:p text:style-name="P2">&gt; Mydb.Students.insert({'id':1,'name':'vinit','lang':'python','mobile':'7597844434','Rollno':101})</text:p>
      <text:p text:style-name="P2">2021-12-28T12:08:42.810+0530 E QUERY <text:s text:c="3"/>[thread1] ReferenceError: Mydb is not defined :</text:p>
      <text:p text:style-name="P2">@(shell):1:1</text:p>
      <text:p text:style-name="P2">&gt; Mydb.Students.insert({'id':1,'name':'vinit','lang':'python','mobile':'7597844434','Rollno':101});</text:p>
      <text:p text:style-name="P2">2021-12-28T12:09:01.212+0530 E QUERY <text:s text:c="3"/>[thread1] ReferenceError: Mydb is not defined :</text:p>
      <text:p text:style-name="P2">@(shell):1:1</text:p>
      <text:p text:style-name="P2">&gt; use mydbs;</text:p>
      <text:p text:style-name="P2">switched to db mydbs</text:p>
      <text:p text:style-name="P2">&gt; use Mydb;</text:p>
      <text:p text:style-name="P2">switched to db Mydb</text:p>
      <text:p text:style-name="P2">&gt; Mydb.Students.insert({'id':1,'name':'vinit','lang':'python','mobile':'7597844434','Rollno':101});</text:p>
      <text:p text:style-name="P2">2021-12-28T12:10:21.809+0530 E QUERY <text:s text:c="3"/>[thread1] ReferenceError: Mydb is not defined :</text:p>
      <text:p text:style-name="P2">@(shell):1:1</text:p>
      <text:p text:style-name="P2">&gt; db.Students.insert({'id':1,'name':'vinit','lang':'python','mobile':'7597844434','Rollno':101});</text:p>
      <text:p text:style-name="P2">WriteResult({ "nInserted" : 1 })</text:p>
      <text:p text:style-name="P2">&gt; show dbs</text:p>
      <text:p text:style-name="P2">Mydb <text:s text:c="3"/>0.000GB</text:p>
      <text:p text:style-name="P2">admin <text:s text:c="2"/>0.000GB</text:p>
      <text:p text:style-name="P2">config <text:s/>0.000GB</text:p>
      <text:p text:style-name="P2">local <text:s text:c="2"/>0.000GB</text:p>
      <text:p text:style-name="P2">&gt; show collections</text:p>
      <text:p text:style-name="P2">Students</text:p>
      <text:p text:style-name="P2">&gt; db.Students.find()</text:p>
      <text:p text:style-name="P2">{ "_id" : ObjectId("61cab15d40f407e240fe1139"), "id" : 1, "name" : "vinit", "lang" : "python", "mobile" : "7597844434", "Rollno" : 101 }</text:p>
      <text:p text:style-name="P2">&gt; db.Students.insert({'id':1,'name':'Nitin','lang':'python','mobile':'7597812345','Rollno':102});</text:p>
      <text:p text:style-name="P2">WriteResult({ "nInserted" : 1 })</text:p>
      <text:p text:style-name="P2">&gt; db.Students.insert({'id':1,'name':'Vinita','lang':'javascript','mobile':'8889712345','Rollno':103});</text:p>
      <text:p text:style-name="P2">WriteResult({ "nInserted" : 1 })</text:p>
      <text:p text:style-name="P2">&gt; db.Students.insert({'id':1,'name':'Aditya','lang':'javascript','mobile':'9989712345','Rollno':104});</text:p>
      <text:p text:style-name="P2">WriteResult({ "nInserted" : 1 })</text:p>
      <text:p text:style-name="P2">&gt; db.Students.insert({'id':5,'name':'Aditi','lang':'java','mobile':'7789712345','Rollno':105});</text:p>
      <text:p text:style-name="P2">WriteResult({ "nInserted" : 1 })</text:p>
      <text:p text:style-name="P2">&gt; db.Students.insert({'id':6,'name':'Aman','lang':'Nodejs','mobile':'6789712345','Rollno':106});</text:p>
      <text:p text:style-name="P2">WriteResult({ "nInserted" : 1 })</text:p>
      <text:p text:style-name="P2">&gt; db.Students.insert({'id':7,'name':'janvi','lang':'python','mobile':'9789712345','Rollno':107});</text:p>
      <text:p text:style-name="P2">WriteResult({ "nInserted" : 1 })</text:p>
      <text:p text:style-name="P2">&gt; db.Students.insert({'id':5,'name':'ankur','lang':'java','mobile':'6690712345','Rollno':108});</text:p>
      <text:p text:style-name="P2">WriteResult({ "nInserted" : 1 })</text:p>
      <text:p text:style-name="P2">&gt; db.Students.insert({'id':9,'name':'kriya','lang':'Nodejs','mobile':'7689712345','Rollno':109});</text:p>
      <text:p text:style-name="P2">WriteResult({ "nInserted" : 1 })</text:p>
      <text:p text:style-name="P2"><text:soft-page-break/>&gt; db.Students.insert({'id':10,'name':'kratika','lang':'Swift','mobile':'9876712345','Rollno':110});</text:p>
      <text:p text:style-name="P2">WriteResult({ "nInserted" : 1 })</text:p>
      <text:p text:style-name="P2">&gt; db.Students.find()</text:p>
      <text:p text:style-name="P2">{ "_id" : ObjectId("61cab15d40f407e240fe1139"), "id" : 1, "name" : "vinit", "lang" : "python", "mobile" : "7597844434", "Rollno" : 101 }</text:p>
      <text:p text:style-name="P2">{ "_id" : ObjectId("61cab1c040f407e240fe113a"), "id" : 1, "name" : "Nitin", "lang" : "python", "mobile" : "7597812345", "Rollno" : 102 }</text:p>
      <text:p text:style-name="P2">{ "_id" : ObjectId("61cab1df40f407e240fe113b"), "id" : 1, "name" : "Vinita", "lang" : "javascript", "mobile" : "8889712345", "Rollno" : 103 }</text:p>
      <text:p text:style-name="P2">{ "_id" : ObjectId("61cab1f440f407e240fe113c"), "id" : 1, "name" : "Aditya", "lang" : "javascript", "mobile" : "9989712345", "Rollno" : 104 }</text:p>
      <text:p text:style-name="P2">{ "_id" : ObjectId("61cab21940f407e240fe113d"), "id" : 5, "name" : "Aditi", "lang" : "java", "mobile" : "7789712345", "Rollno" : 105 }</text:p>
      <text:p text:style-name="P2">{ "_id" : ObjectId("61cab23840f407e240fe113e"), "id" : 6, "name" : "Aman", "lang" : "Nodejs", "mobile" : "6789712345", "Rollno" : 106 }</text:p>
      <text:p text:style-name="P2">{ "_id" : ObjectId("61cab25240f407e240fe113f"), "id" : 7, "name" : "janvi", "lang" : "python", "mobile" : "9789712345", "Rollno" : 107 }</text:p>
      <text:p text:style-name="P2">{ "_id" : ObjectId("61cab26c40f407e240fe1140"), "id" : 5, "name" : "ankur", "lang" : "java", "mobile" : "6690712345", "Rollno" : 108 }</text:p>
      <text:p text:style-name="P2">{ "_id" : ObjectId("61cab28540f407e240fe1141"), "id" : 9, "name" : "kriya", "lang" : "Nodejs", "mobile" : "7689712345", "Rollno" : 109 }</text:p>
      <text:p text:style-name="P2">{ "_id" : ObjectId("61cab2a740f407e240fe1142"), "id" : 10, "name" : "kratika", "lang" : "Swift", "mobile" : "9876712345", "Rollno" : 110 }</text:p>
      <text:p text:style-name="P2">&gt; db.Students.update({"Rollno:102"},{$set:{"id":2}});</text:p>
      <text:p text:style-name="P2">2021-12-28T12:19:01.741+0530 E QUERY <text:s text:c="3"/>[thread1] SyntaxError: missing : after property id @(shell):1:32</text:p>
      <text:p text:style-name="P2">&gt; db.Students.update( { "Rollno":102},{$set:{"id":2}});</text:p>
      <text:p text:style-name="P2">WriteResult({ "nMatched" : 1, "nUpserted" : 0, "nModified" : 1 })</text:p>
      <text:p text:style-name="P2">&gt; db.Students.update( { "Rollno":103},{$set:{"id":3}});</text:p>
      <text:p text:style-name="P2">WriteResult({ "nMatched" : 1, "nUpserted" : 0, "nModified" : 1 })</text:p>
      <text:p text:style-name="P2">&gt; db.Students.find()</text:p>
      <text:p text:style-name="P2">{ "_id" : ObjectId("61cab15d40f407e240fe1139"), "id" : 1, "name" : "vinit", "lang" : "python", "mobile" : "7597844434", "Rollno" : 101 }</text:p>
      <text:p text:style-name="P2">{ "_id" : ObjectId("61cab1c040f407e240fe113a"), "id" : 2, "name" : "Nitin", "lang" : "python", "mobile" : "7597812345", "Rollno" : 102 }</text:p>
      <text:p text:style-name="P2">{ "_id" : ObjectId("61cab1df40f407e240fe113b"), "id" : 3, "name" : "Vinita", "lang" : "javascript", "mobile" : "8889712345", "Rollno" : 103 }</text:p>
      <text:p text:style-name="P2">{ "_id" : ObjectId("61cab1f440f407e240fe113c"), "id" : 1, "name" : "Aditya", "lang" : "javascript", "mobile" : "9989712345", "Rollno" : 104 }</text:p>
      <text:p text:style-name="P2">{ "_id" : ObjectId("61cab21940f407e240fe113d"), "id" : 5, "name" : "Aditi", "lang" : "java", "mobile" : "7789712345", "Rollno" : 105 }</text:p>
      <text:p text:style-name="P2">{ "_id" : ObjectId("61cab23840f407e240fe113e"), "id" : 6, "name" : "Aman", "lang" : "Nodejs", "mobile" : "6789712345", "Rollno" : 106 }</text:p>
      <text:p text:style-name="P2">{ "_id" : ObjectId("61cab25240f407e240fe113f"), "id" : 7, "name" : "janvi", "lang" : "python", "mobile" : "9789712345", "Rollno" : 107 }</text:p>
      <text:p text:style-name="P2">{ "_id" : ObjectId("61cab26c40f407e240fe1140"), "id" : 5, "name" : "ankur", "lang" : "java", "mobile" : "6690712345", "Rollno" : 108 }</text:p>
      <text:p text:style-name="P2">{ "_id" : ObjectId("61cab28540f407e240fe1141"), "id" : 9, "name" : "kriya", "lang" : "Nodejs", "mobile" : "7689712345", "Rollno" : 109 }</text:p>
      <text:p text:style-name="P2">{ "_id" : ObjectId("61cab2a740f407e240fe1142"), "id" : 10, "name" : "kratika", "lang" : "Swift", "mobile" : "9876712345", "Rollno" : 110 }</text:p>
      <text:p text:style-name="P2">&gt; db.Students.update( { "Rollno":104},{$set:{"id":4}});</text:p>
      <text:p text:style-name="P2"><text:soft-page-break/>WriteResult({ "nMatched" : 1, "nUpserted" : 0, "nModified" : 1 })</text:p>
      <text:p text:style-name="P2">&gt; db.Students.update( { "Rollno":108},{$set:{"id":8}});</text:p>
      <text:p text:style-name="P2">WriteResult({ "nMatched" : 1, "nUpserted" : 0, "nModified" : 1 })</text:p>
      <text:p text:style-name="P2">&gt; db.Students.find()</text:p>
      <text:p text:style-name="P2">{ "_id" : ObjectId("61cab15d40f407e240fe1139"), "id" : 1, "name" : "vinit", "lang" : "python", "mobile" : "7597844434", "Rollno" : 101 }</text:p>
      <text:p text:style-name="P2">{ "_id" : ObjectId("61cab1c040f407e240fe113a"), "id" : 2, "name" : "Nitin", "lang" : "python", "mobile" : "7597812345", "Rollno" : 102 }</text:p>
      <text:p text:style-name="P2">{ "_id" : ObjectId("61cab1df40f407e240fe113b"), "id" : 3, "name" : "Vinita", "lang" : "javascript", "mobile" : "8889712345", "Rollno" : 103 }</text:p>
      <text:p text:style-name="P2">{ "_id" : ObjectId("61cab1f440f407e240fe113c"), "id" : 4, "name" : "Aditya", "lang" : "javascript", "mobile" : "9989712345", "Rollno" : 104 }</text:p>
      <text:p text:style-name="P2">{ "_id" : ObjectId("61cab21940f407e240fe113d"), "id" : 5, "name" : "Aditi", "lang" : "java", "mobile" : "7789712345", "Rollno" : 105 }</text:p>
      <text:p text:style-name="P2">{ "_id" : ObjectId("61cab23840f407e240fe113e"), "id" : 6, "name" : "Aman", "lang" : "Nodejs", "mobile" : "6789712345", "Rollno" : 106 }</text:p>
      <text:p text:style-name="P2">{ "_id" : ObjectId("61cab25240f407e240fe113f"), "id" : 7, "name" : "janvi", "lang" : "python", "mobile" : "9789712345", "Rollno" : 107 }</text:p>
      <text:p text:style-name="P2">{ "_id" : ObjectId("61cab26c40f407e240fe1140"), "id" : 8, "name" : "ankur", "lang" : "java", "mobile" : "6690712345", "Rollno" : 108 }</text:p>
      <text:p text:style-name="P2">{ "_id" : ObjectId("61cab28540f407e240fe1141"), "id" : 9, "name" : "kriya", "lang" : "Nodejs", "mobile" : "7689712345", "Rollno" : 109 }</text:p>
      <text:p text:style-name="P2">{ "_id" : ObjectId("61cab2a740f407e240fe1142"), "id" : 10, "name" : "kratika", "lang" : "Swift", "mobile" : "9876712345", "Rollno" : 110 }</text:p>
      <text:p text:style-name="P2">&gt; db.createCollection('Employee')</text:p>
      <text:p text:style-name="P2">{ "ok" : 1 }</text:p>
      <text:p text:style-name="P2">&gt; db.Emloyee.insert({'id':10,'name':'kratika','job_description':'Full-Stack','mobile':'9876712345','Address':'Jaipur'});</text:p>
      <text:p text:style-name="P2">WriteResult({ "nInserted" : 1 })</text:p>
      <text:p text:style-name="P2">&gt; db.Emloyee.find()</text:p>
      <text:p text:style-name="P2">{ "_id" : ObjectId("61cab55440f407e240fe1143"), "id" : 10, "name" : "kratika", "job_description" : "Full-Stack", "mobile" : "9876712345", "Address" : "Jaipur" }</text:p>
      <text:p text:style-name="P2">&gt; db.Emloyee.update({"name":"kratika"}{$set{"id":1});</text:p>
      <text:p text:style-name="P2">... db.Emloyee.find()</text:p>
      <text:p text:style-name="P2">... </text:p>
      <text:p text:style-name="P2">[1]+ <text:s/>Stopped <text:s text:c="16"/>mongo</text:p>
      <text:p text:style-name="P2">addweb@JLP-09:~$ sudo service mongodb start</text:p>
      <text:p text:style-name="P2">[sudo] password for addweb: </text:p>
      <text:p text:style-name="P2">addweb@JLP-09:~$ mongo</text:p>
      <text:p text:style-name="P2">MongoDB shell version v3.6.8</text:p>
      <text:p text:style-name="P2">connecting to: mongodb://127.0.0.1:27017</text:p>
      <text:p text:style-name="P2">Implicit session: session { "id" : UUID("45f5af99-de92-43d6-8f4c-c0d85d22f7cb") }</text:p>
      <text:p text:style-name="P2">MongoDB server version: 3.6.8</text:p>
      <text:p text:style-name="P2">Server has startup warnings: </text:p>
      <text:p text:style-name="P2">2021-12-28T11:22:59.718+0530 I STORAGE <text:s/>[initandlisten] </text:p>
      <text:p text:style-name="P2">2021-12-28T11:22:59.718+0530 I STORAGE <text:s/>[initandlisten] ** WARNING: Using the XFS filesystem is strongly recommended with the WiredTiger storage engine</text:p>
      <text:p text:style-name="P2">2021-12-28T11:22:59.718+0530 I STORAGE <text:s/>[initandlisten] ** <text:s text:c="9"/>See http://dochub.mongodb.org/core/prodnotes-filesystem</text:p>
      <text:p text:style-name="P2">2021-12-28T11:23:00.447+0530 I CONTROL <text:s/>[initandlisten] </text:p>
      <text:p text:style-name="P2">2021-12-28T11:23:00.447+0530 I CONTROL <text:s/>[initandlisten] ** WARNING: Access control is not enabled for the database.</text:p>
      <text:p text:style-name="P2"><text:soft-page-break/>2021-12-28T11:23:00.447+0530 I CONTROL <text:s/>[initandlisten] ** <text:s text:c="9"/>Read and write access to data and configuration is unrestricted.</text:p>
      <text:p text:style-name="P2">2021-12-28T11:23:00.447+0530 I CONTROL <text:s/>[initandlisten] </text:p>
      <text:p text:style-name="P2">&gt; show dbs</text:p>
      <text:p text:style-name="P2">Mydb <text:s text:c="3"/>0.000GB</text:p>
      <text:p text:style-name="P2">admin <text:s text:c="2"/>0.000GB</text:p>
      <text:p text:style-name="P2">config <text:s/>0.000GB</text:p>
      <text:p text:style-name="P2">local <text:s text:c="2"/>0.000GB</text:p>
      <text:p text:style-name="P2">&gt; show.collections()</text:p>
      <text:p text:style-name="P2">2021-12-28T12:30:13.886+0530 E QUERY <text:s text:c="3"/>[thread1] ReferenceError: show is not defined :</text:p>
      <text:p text:style-name="P2">@(shell):1:1</text:p>
      <text:p text:style-name="P2">&gt; show collections</text:p>
      <text:p text:style-name="P2">&gt; use Mydb</text:p>
      <text:p text:style-name="P2">switched to db Mydb</text:p>
      <text:p text:style-name="P2">&gt; show collections</text:p>
      <text:p text:style-name="P2">Emloyee</text:p>
      <text:p text:style-name="P2">Employee</text:p>
      <text:p text:style-name="P2">Students</text:p>
      <text:p text:style-name="P2">&gt; db.Students.find()</text:p>
      <text:p text:style-name="P2">{ "_id" : ObjectId("61cab15d40f407e240fe1139"), "id" : 1, "name" : "vinit", "lang" : "python", "mobile" : "7597844434", "Rollno" : 101 }</text:p>
      <text:p text:style-name="P2">{ "_id" : ObjectId("61cab1c040f407e240fe113a"), "id" : 2, "name" : "Nitin", "lang" : "python", "mobile" : "7597812345", "Rollno" : 102 }</text:p>
      <text:p text:style-name="P2">{ "_id" : ObjectId("61cab1df40f407e240fe113b"), "id" : 3, "name" : "Vinita", "lang" : "javascript", "mobile" : "8889712345", "Rollno" : 103 }</text:p>
      <text:p text:style-name="P2">{ "_id" : ObjectId("61cab1f440f407e240fe113c"), "id" : 4, "name" : "Aditya", "lang" : "javascript", "mobile" : "9989712345", "Rollno" : 104 }</text:p>
      <text:p text:style-name="P2">{ "_id" : ObjectId("61cab21940f407e240fe113d"), "id" : 5, "name" : "Aditi", "lang" : "java", "mobile" : "7789712345", "Rollno" : 105 }</text:p>
      <text:p text:style-name="P2">{ "_id" : ObjectId("61cab23840f407e240fe113e"), "id" : 6, "name" : "Aman", "lang" : "Nodejs", "mobile" : "6789712345", "Rollno" : 106 }</text:p>
      <text:p text:style-name="P2">{ "_id" : ObjectId("61cab25240f407e240fe113f"), "id" : 7, "name" : "janvi", "lang" : "python", "mobile" : "9789712345", "Rollno" : 107 }</text:p>
      <text:p text:style-name="P2">{ "_id" : ObjectId("61cab26c40f407e240fe1140"), "id" : 8, "name" : "ankur", "lang" : "java", "mobile" : "6690712345", "Rollno" : 108 }</text:p>
      <text:p text:style-name="P2">{ "_id" : ObjectId("61cab28540f407e240fe1141"), "id" : 9, "name" : "kriya", "lang" : "Nodejs", "mobile" : "7689712345", "Rollno" : 109 }</text:p>
      <text:p text:style-name="P2">{ "_id" : ObjectId("61cab2a740f407e240fe1142"), "id" : 10, "name" : "kratika", "lang" : "Swift", "mobile" : "9876712345", "Rollno" : 110 }</text:p>
      <text:p text:style-name="P2">&gt; db.Emloyee.insert({'id':2,'name':'vinit','job_description':'Full-Stack php','mobile':'9976712345','Address':'Mumbai'});</text:p>
      <text:p text:style-name="P2">WriteResult({ "nInserted" : 1 })</text:p>
      <text:p text:style-name="P2">&gt; db.Emloyee.insert({'id':3,'name':'vinita','job_description':'Full-Stack java','mobile':'9976712345','Address':'Mumbai'});</text:p>
      <text:p text:style-name="P2">WriteResult({ "nInserted" : 1 })</text:p>
      <text:p text:style-name="P2">&gt; db.Employee.find()</text:p>
      <text:p text:style-name="P2">&gt; db.Emloyee.find()</text:p>
      <text:p text:style-name="P2">{ "_id" : ObjectId("61cab55440f407e240fe1143"), "id" : 10, "name" : "kratika", "job_description" : "Full-Stack", "mobile" : "9876712345", "Address" : "Jaipur" }</text:p>
      <text:p text:style-name="P2">{ "_id" : ObjectId("61cab6c3d2ddf7e4980f85c9"), "id" : 2, "name" : "vinit", "job_description" : "Full-Stack php", "mobile" : "9976712345", "Address" : "Mumbai" }</text:p>
      <text:p text:style-name="P2"><text:soft-page-break/>{ "_id" : ObjectId("61cab6d2d2ddf7e4980f85ca"), "id" : 3, "name" : "vinita", "job_description" : "Full-Stack java", "mobile" : "9976712345", "Address" : "Mumbai" }</text:p>
      <text:p text:style-name="P2">&gt; db.Emloyee.insert({'id':4,'name':'Lokesh','job_description':'java developer','mobile':'9876712345','Address':'Delhi'});</text:p>
      <text:p text:style-name="P2">WriteResult({ "nInserted" : 1 })</text:p>
      <text:p text:style-name="P2">&gt; db.Emloyee.insert({'id':5,'name':'Mukesh','job_description':'PHP developer','mobile':'6776712345','Address':'Jodhpur'});</text:p>
      <text:p text:style-name="P2">WriteResult({ "nInserted" : 1 })</text:p>
      <text:p text:style-name="P2">&gt; db.Emloyee.insert({'id':4,'name':'Divya','job_description':'java developer','mobile':'7876712345','Address':'Delhi'});</text:p>
      <text:p text:style-name="P2">WriteResult({ "nInserted" : 1 })</text:p>
      <text:p text:style-name="P2">&gt; db.Emloyee.insert({'id':7,'name':'Suresh','job_description':'Python developer','mobile':'8976712345','Address':'Jodhpur'});</text:p>
      <text:p text:style-name="P2">WriteResult({ "nInserted" : 1 })</text:p>
      <text:p text:style-name="P2">&gt; db.Emloyee.insert({'id':8,'name':'nikita','job_description':'Python developer','mobile':'8976712345','Address':'Jaipur'});</text:p>
      <text:p text:style-name="P2">WriteResult({ "nInserted" : 1 })</text:p>
      <text:p text:style-name="P2">&gt; db.Emloyee.insert({'id':9,'name':'nikita','job_description':'java developer','mobile':'9876712345','Address':'Sikar'});</text:p>
      <text:p text:style-name="P2">WriteResult({ "nInserted" : 1 })</text:p>
      <text:p text:style-name="P2">&gt; db.Emloyee.insert({'id':10,'name':'mansi','job_description':'java developer','mobile':'9876712345','Address':'Bhilwara'});</text:p>
      <text:p text:style-name="P2">WriteResult({ "nInserted" : 1 })</text:p>
      <text:p text:style-name="P2">&gt; db.Emloyee.find()</text:p>
      <text:p text:style-name="P2">{ "_id" : ObjectId("61cab55440f407e240fe1143"), "id" : 10, "name" : "kratika", "job_description" : "Full-Stack", "mobile" : "9876712345", "Address" : "Jaipur" }</text:p>
      <text:p text:style-name="P2">{ "_id" : ObjectId("61cab6c3d2ddf7e4980f85c9"), "id" : 2, "name" : "vinit", "job_description" : "Full-Stack php", "mobile" : "9976712345", "Address" : "Mumbai" }</text:p>
      <text:p text:style-name="P2">{ "_id" : ObjectId("61cab6d2d2ddf7e4980f85ca"), "id" : 3, "name" : "vinita", "job_description" : "Full-Stack java", "mobile" : "9976712345", "Address" : "Mumbai" }</text:p>
      <text:p text:style-name="P2">{ "_id" : ObjectId("61cabb25d2ddf7e4980f85cb"), "id" : 4, "name" : "Lokesh", "job_description" : "java developer", "mobile" : "9876712345", "Address" : "Delhi" }</text:p>
      <text:p text:style-name="P2">{ "_id" : ObjectId("61cabb45d2ddf7e4980f85cc"), "id" : 5, "name" : "Mukesh", "job_description" : "PHP developer", "mobile" : "6776712345", "Address" : "Jodhpur" }</text:p>
      <text:p text:style-name="P2">{ "_id" : ObjectId("61cabb5bd2ddf7e4980f85cd"), "id" : 4, "name" : "Divya", "job_description" : "java developer", "mobile" : "7876712345", "Address" : "Delhi" }</text:p>
      <text:p text:style-name="P2">{ "_id" : ObjectId("61cabb86d2ddf7e4980f85ce"), "id" : 7, "name" : "Suresh", "job_description" : "Python developer", "mobile" : "8976712345", "Address" : "Jodhpur" }</text:p>
      <text:p text:style-name="P2">{ "_id" : ObjectId("61cabe86d2ddf7e4980f85cf"), "id" : 8, "name" : "nikita", "job_description" : "Python developer", "mobile" : "8976712345", "Address" : "Jaipur" }</text:p>
      <text:p text:style-name="P2">{ "_id" : ObjectId("61cabea8d2ddf7e4980f85d0"), "id" : 9, "name" : "nikita", "job_description" : "java developer", "mobile" : "9876712345", "Address" : "Sikar" }</text:p>
      <text:p text:style-name="P2">{ "_id" : ObjectId("61cabebdd2ddf7e4980f85d1"), "id" : 10, "name" : "mansi", "job_description" : "java developer", "mobile" : "9876712345", "Address" : "Bhilwara" }</text:p>
      <text:p text:style-name="P2">&gt; db.Emloyee.update({"name":"kratika"}{$set{"id":1}})</text:p>
      <text:p text:style-name="P2">2021-12-28T13:09:17.811+0530 E QUERY <text:s text:c="3"/>[thread1] SyntaxError: missing ) after argument list @(shell):1:36</text:p>
      <text:p text:style-name="P2">&gt; db.Emloyee.update( { "name":"kratika"},{$set:{"id":1}});</text:p>
      <text:p text:style-name="P2">WriteResult({ "nMatched" : 1, "nUpserted" : 0, "nModified" : 1 })</text:p>
      <text:p text:style-name="P2">&gt; db.createCollection('customer');</text:p>
      <text:p text:style-name="P2">{ "ok" : 1 }</text:p>
      <text:p text:style-name="P2"><text:soft-page-break/>&gt; <text:s/>db.customer.insert({'id':1,'name':'mansi','mobile':'9876712345','Address':'Bhilwara',"pincode":"302020"});</text:p>
      <text:p text:style-name="P2">WriteResult({ "nInserted" : 1 })</text:p>
      <text:p text:style-name="P2">&gt; db.customer.insert({'id':1,'name':'manish','mobile':'7776712345','Address':'jaipur',"pincode":"302021"});</text:p>
      <text:p text:style-name="P2">WriteResult({ "nInserted" : 1 })</text:p>
      <text:p text:style-name="P2">&gt; db.customer.insert({'id':1,'name':'lokesh','mobile':'9876712345','Address':'jaipur',"pincode":"302017"});</text:p>
      <text:p text:style-name="P2">WriteResult({ "nInserted" : 1 })</text:p>
      <text:p text:style-name="P2">&gt; db.customer.insert({'id':4,'name':'Vinit','mobile':'6676712345','Address':'Delhi',"pincode":"302016"});</text:p>
      <text:p text:style-name="P2">WriteResult({ "nInserted" : 1 })</text:p>
      <text:p text:style-name="P2">&gt; db.customer.insert({'id':5,'name':'Vinita','mobile':'7896712345','Address':'sikar',"pincode":"332001"});</text:p>
      <text:p text:style-name="P2">WriteResult({ "nInserted" : 1 })</text:p>
      <text:p text:style-name="P2">&gt; db.customer.insert({'id':6,'name':'mahesh','mobile':'7896754321','Address':'churu',"pincode":"332022"});</text:p>
      <text:p text:style-name="P2">WriteResult({ "nInserted" : 1 })</text:p>
      <text:p text:style-name="P2">&gt; db.customer.insert({'id':7,'name':'manju','mobile':'8786754321','Address':'mumbai',"pincode":"332012"});</text:p>
      <text:p text:style-name="P2">WriteResult({ "nInserted" : 1 })</text:p>
      <text:p text:style-name="P2">&gt; db.customer.insert({'id':8,'name':'yash','mobile':'9876554321','Address':'Goa',"pincode":"332000"});</text:p>
      <text:p text:style-name="P2">WriteResult({ "nInserted" : 1 })</text:p>
      <text:p text:style-name="P2">&gt; db.customer.insert({'id':9,'name':'vinay','mobile':'9887554321','Address':'sikar',"pincode":"332001"});</text:p>
      <text:p text:style-name="P2">WriteResult({ "nInserted" : 1 })</text:p>
      <text:p text:style-name="P2">&gt; db.customer.insert({'id':10,'name':'abhishek','mobile':'7777554321','Address':'jodhpur',"pincode":"333030"});</text:p>
      <text:p text:style-name="P2">WriteResult({ "nInserted" : 1 })</text:p>
      <text:p text:style-name="P2">&gt; db.customer.update( { "name":"manish"},{$set:{"id":2}});</text:p>
      <text:p text:style-name="P2">WriteResult({ "nMatched" : 1, "nUpserted" : 0, "nModified" : 1 })</text:p>
      <text:p text:style-name="P2">&gt; db.customer.update( { "name":"lokesh"},{$set:{"id":3}});</text:p>
      <text:p text:style-name="P2">WriteResult({ "nMatched" : 1, "nUpserted" : 0, "nModified" : 1 })</text:p>
      <text:p text:style-name="P2">&gt; show.customer.find()</text:p>
      <text:p text:style-name="P2">2021-12-28T13:28:36.440+0530 E QUERY <text:s text:c="3"/>[thread1] ReferenceError: show is not defined :</text:p>
      <text:p text:style-name="P2">@(shell):1:1</text:p>
      <text:p text:style-name="P2">&gt; db.customer.find()</text:p>
      <text:p text:style-name="P2">{ "_id" : ObjectId("61cac2a2d2ddf7e4980f85d2"), "id" : 1, "name" : "mansi", "mobile" : "9876712345", "Address" : "Bhilwara", "pincode" : "302020" }</text:p>
      <text:p text:style-name="P2">{ "_id" : ObjectId("61cac2b1d2ddf7e4980f85d3"), "id" : 2, "name" : "manish", "mobile" : "7776712345", "Address" : "jaipur", "pincode" : "302021" }</text:p>
      <text:p text:style-name="P2"><text:soft-page-break/>{ "_id" : ObjectId("61cac2c3d2ddf7e4980f85d4"), "id" : 3, "name" : "lokesh", "mobile" : "9876712345", "Address" : "jaipur", "pincode" : "302017" }</text:p>
      <text:p text:style-name="P2">{ "_id" : ObjectId("61cac2ded2ddf7e4980f85d5"), "id" : 4, "name" : "Vinit", "mobile" : "6676712345", "Address" : "Delhi", "pincode" : "302016" }</text:p>
      <text:p text:style-name="P2">{ "_id" : ObjectId("61cac2f2d2ddf7e4980f85d6"), "id" : 5, "name" : "Vinita", "mobile" : "7896712345", "Address" : "sikar", "pincode" : "332001" }</text:p>
      <text:p text:style-name="P2">{ "_id" : ObjectId("61cac30ad2ddf7e4980f85d7"), "id" : 6, "name" : "mahesh", "mobile" : "7896754321", "Address" : "churu", "pincode" : "332022" }</text:p>
      <text:p text:style-name="P2">{ "_id" : ObjectId("61cac31fd2ddf7e4980f85d8"), "id" : 7, "name" : "manju", "mobile" : "8786754321", "Address" : "mumbai", "pincode" : "332012" }</text:p>
      <text:p text:style-name="P2">{ "_id" : ObjectId("61cac338d2ddf7e4980f85d9"), "id" : 8, "name" : "yash", "mobile" : "9876554321", "Address" : "Goa", "pincode" : "332000" }</text:p>
      <text:p text:style-name="P2">{ "_id" : ObjectId("61cac34dd2ddf7e4980f85da"), "id" : 9, "name" : "vinay", "mobile" : "9887554321", "Address" : "sikar", "pincode" : "332001" }</text:p>
      <text:p text:style-name="P2">{ "_id" : ObjectId("61cac369d2ddf7e4980f85db"), "id" : 10, "name" : "abhishek", "mobile" : "7777554321", "Address" : "jodhpur", "pincode" : "333030" }</text:p>
      <text:p text:style-name="P2">&gt; create.colloections('college');</text:p>
      <text:p text:style-name="P2">2021-12-28T13:29:49.224+0530 E QUERY <text:s text:c="3"/>[thread1] ReferenceError: create is not defined :</text:p>
      <text:p text:style-name="P2">@(shell):1:1</text:p>
      <text:p text:style-name="P2">&gt; create.colloections('college')</text:p>
      <text:p text:style-name="P2">2021-12-28T13:29:56.700+0530 E QUERY <text:s text:c="3"/>[thread1] ReferenceError: create is not defined :</text:p>
      <text:p text:style-name="P2">@(shell):1:1</text:p>
      <text:p text:style-name="P2">&gt; db.create.colloections('college')</text:p>
      <text:p text:style-name="P2">2021-12-28T13:30:03.786+0530 E QUERY <text:s text:c="3"/>[thread1] TypeError: db.create.colloections is not a function :</text:p>
      <text:p text:style-name="P2">@(shell):1:1</text:p>
      <text:p text:style-name="P2">&gt; db.createColloections('college')</text:p>
      <text:p text:style-name="P2">2021-12-28T13:30:13.658+0530 E QUERY <text:s text:c="3"/>[thread1] TypeError: db.createColloections is not a function :</text:p>
      <text:p text:style-name="P2">@(shell):1:1</text:p>
      <text:p text:style-name="P2">&gt; db.createColloection('college')</text:p>
      <text:p text:style-name="P2">2021-12-28T13:30:20.796+0530 E QUERY <text:s text:c="3"/>[thread1] TypeError: db.createColloection is not a function :</text:p>
      <text:p text:style-name="P2">@(shell):1:1</text:p>
      <text:p text:style-name="P2">&gt; db.createCollection('college')</text:p>
      <text:p text:style-name="P2">{ "ok" : 1 }</text:p>
      <text:p text:style-name="P2">&gt; db.college.insert({'id':1,'name':'manish','mobile':'7776712345','Address':'jaipur',"stream":"computer science"});</text:p>
      <text:p text:style-name="P2">WriteResult({ "nInserted" : 1 })</text:p>
      <text:p text:style-name="P2">&gt; db.college.insert({'id':1,'name':'manisha','mobile':'7776712345','Address':'delhi',"stream":"mechanical"});</text:p>
      <text:p text:style-name="P2">WriteResult({ "nInserted" : 1 })</text:p>
      <text:p text:style-name="P2">&gt; db.college.insert({'id':3,'name':'lokesh','mobile':'7866712345','Address':'delhi',"stream":"civil"});</text:p>
      <text:p text:style-name="P2">WriteResult({ "nInserted" : 1 })</text:p>
      <text:p text:style-name="P2">&gt; db.college.insert({'id':4,'name':'aditya','mobile':'8896712345','Address':'mumbai',"stream":"civil"});</text:p>
      <text:p text:style-name="P2">WriteResult({ "nInserted" : 1 })</text:p>
      <text:p text:style-name="P2">&gt; db.college.insert({'id':5,'name':'aditi','mobile':'9087654322','Address':'mumbai',"stream":"mechanical"});</text:p>
      <text:p text:style-name="P2"><text:soft-page-break/>WriteResult({ "nInserted" : 1 })</text:p>
      <text:p text:style-name="P2">&gt; db.college.insert({'id':6,'name':'aditi','mobile':'9087654322','Address':'mumbai',"stream":"computer science"});</text:p>
      <text:p text:style-name="P2">WriteResult({ "nInserted" : 1 })</text:p>
      <text:p text:style-name="P2">&gt; db.college.insert({'id':7,'name':'akash','mobile':'8005654322','Address':'sikar',"stream":"computer science"});</text:p>
      <text:p text:style-name="P2">WriteResult({ "nInserted" : 1 })</text:p>
      <text:p text:style-name="P2">&gt; db.college.insert({'id':8,'name':'dhruv','mobile':'9435554322','Address':'jammu',"stream":"civil"});</text:p>
      <text:p text:style-name="P2">WriteResult({ "nInserted" : 1 })</text:p>
      <text:p text:style-name="P2">&gt; db.college.insert({'id':9,'name':'Nitin','mobile':'9565554322','Address':'surat',"stream":"mechincal"});</text:p>
      <text:p text:style-name="P2">WriteResult({ "nInserted" : 1 })</text:p>
      <text:p text:style-name="P2">&gt; db.college.insert({'id':9,'name':'lakshy','mobile':'8865554322','Address':'mumbai',"stream":"civil"});</text:p>
      <text:p text:style-name="P2">WriteResult({ "nInserted" : 1 })</text:p>
      <text:p text:style-name="P2">&gt; db.college.update( { "name":"manisha"},{$set:{"id":2}});</text:p>
      <text:p text:style-name="P2">WriteResult({ "nMatched" : 1, "nUpserted" : 0, "nModified" : 1 })</text:p>
      <text:p text:style-name="P2">&gt; db.college.update( { "name":"lakshy"},{$set:{"id":9}});</text:p>
      <text:p text:style-name="P2">WriteResult({ "nMatched" : 1, "nUpserted" : 0, "nModified" : 0 })</text:p>
      <text:p text:style-name="P2">&gt; db.college.update( { "name":"lakshy"},{$set:{"id":10}});</text:p>
      <text:p text:style-name="P2">WriteResult({ "nMatched" : 1, "nUpserted" : 0, "nModified" : 1 })</text:p>
      <text:p text:style-name="P2">&gt; show collections</text:p>
      <text:p text:style-name="P2">Emloyee</text:p>
      <text:p text:style-name="P2">Employee</text:p>
      <text:p text:style-name="P2">Students</text:p>
      <text:p text:style-name="P2">college</text:p>
      <text:p text:style-name="P2">customer</text:p>
      <text:p text:style-name="P2">&gt; db.createCollection('hostal')</text:p>
      <text:p text:style-name="P2">{ "ok" : 1 }</text:p>
      <text:p text:style-name="P2">&gt; db.college.insert({'id':1,'name':'lakshy','mobile':'8865554322','Address':'mumbai',"college_campus":"mavliya nagar"});</text:p>
      <text:p text:style-name="P2">WriteResult({ "nInserted" : 1 })</text:p>
      <text:p text:style-name="P2">&gt; db.college.insert({'id':2,'name':'aman','mobile':'9865554345','Address':'delhi',"college_campus":"mansrover"});</text:p>
      <text:p text:style-name="P2">WriteResult({ "nInserted" : 1 })</text:p>
      <text:p text:style-name="P2">&gt; db.college.insert({'id':3,'name':'anamika','mobile':'9965554345','Address':'surat',"college_campus":"mansrover"});</text:p>
      <text:p text:style-name="P2">WriteResult({ "nInserted" : 1 })</text:p>
      <text:p text:style-name="P2">&gt; db.college.insert({'id':4,'name':'mansi','mobile':'7765554345','Address':'sikar',"college_campus":"malviya nagar"});</text:p>
      <text:p text:style-name="P2">WriteResult({ "nInserted" : 1 })</text:p>
      <text:p text:style-name="P2">&gt; db.college.insert({'id':5,'name':'durga','mobile':'9876554345','Address':'mumbai',"college_campus":"malviya nagar"});</text:p>
      <text:p text:style-name="P2">WriteResult({ "nInserted" : 1 })</text:p>
      <text:p text:style-name="P2"><text:soft-page-break/>&gt; db.college.insert({'id':6,'name':'yash','mobile':'7876554345','Address':'delhi',"college_campus":"barkat nagar"});</text:p>
      <text:p text:style-name="P2">WriteResult({ "nInserted" : 1 })</text:p>
      <text:p text:style-name="P2">&gt; db.college.insert({'id':7,'name':'vinay ','mobile':'9988554345','Address':'churu',"college_campus":"malviya <text:s/>nagar"});</text:p>
      <text:p text:style-name="P2">WriteResult({ "nInserted" : 1 })</text:p>
      <text:p text:style-name="P2">&gt; db.college.insert({'id':8,'name':'aditi ','mobile':'9188554345','Address':'sikar',"college_campus":"mansrover"});</text:p>
      <text:p text:style-name="P2">WriteResult({ "nInserted" : 1 })</text:p>
      <text:p text:style-name="P2">&gt; db.college.insert({'id':9,'name':'kriya','mobile':'6776554345','Address':'dehradun',"college_campus":"barkat nagar"});</text:p>
      <text:p text:style-name="P2">WriteResult({ "nInserted" : 1 })</text:p>
      <text:p text:style-name="P2">&gt; db.college.insert({'id':10,'name':'ritu ','mobile':'7888554345','Address':'goa',"college_campus":"malviya <text:s/>nagar"});</text:p>
      <text:p text:style-name="P2">WriteResult({ "nInserted" : 1 })</text:p>
      <text:p text:style-name="P2">&gt; db.college.find()</text:p>
      <text:p text:style-name="P2">{ "_id" : ObjectId("61cac45ed2ddf7e4980f85dc"), "id" : 1, "name" : "manish", "mobile" : "7776712345", "Address" : "jaipur", "stream" : "computer science" }</text:p>
      <text:p text:style-name="P2">{ "_id" : ObjectId("61cac471d2ddf7e4980f85dd"), "id" : 2, "name" : "manisha", "mobile" : "7776712345", "Address" : "delhi", "stream" : "mechanical" }</text:p>
      <text:p text:style-name="P2">{ "_id" : ObjectId("61cac486d2ddf7e4980f85de"), "id" : 3, "name" : "lokesh", "mobile" : "7866712345", "Address" : "delhi", "stream" : "civil" }</text:p>
      <text:p text:style-name="P2">{ "_id" : ObjectId("61cac49dd2ddf7e4980f85df"), "id" : 4, "name" : "aditya", "mobile" : "8896712345", "Address" : "mumbai", "stream" : "civil" }</text:p>
      <text:p text:style-name="P2">{ "_id" : ObjectId("61cac4b9d2ddf7e4980f85e0"), "id" : 5, "name" : "aditi", "mobile" : "9087654322", "Address" : "mumbai", "stream" : "mechanical" }</text:p>
      <text:p text:style-name="P2">{ "_id" : ObjectId("61cac4c8d2ddf7e4980f85e1"), "id" : 6, "name" : "aditi", "mobile" : "9087654322", "Address" : "mumbai", "stream" : "computer science" }</text:p>
      <text:p text:style-name="P2">{ "_id" : ObjectId("61cac4dbd2ddf7e4980f85e2"), "id" : 7, "name" : "akash", "mobile" : "8005654322", "Address" : "sikar", "stream" : "computer science" }</text:p>
      <text:p text:style-name="P2">{ "_id" : ObjectId("61cac4f9d2ddf7e4980f85e3"), "id" : 8, "name" : "dhruv", "mobile" : "9435554322", "Address" : "jammu", "stream" : "civil" }</text:p>
      <text:p text:style-name="P2">{ "_id" : ObjectId("61cac518d2ddf7e4980f85e4"), "id" : 9, "name" : "Nitin", "mobile" : "9565554322", "Address" : "surat", "stream" : "mechincal" }</text:p>
      <text:p text:style-name="P2">{ "_id" : ObjectId("61cac52cd2ddf7e4980f85e5"), "id" : 10, "name" : "lakshy", "mobile" : "8865554322", "Address" : "mumbai", "stream" : "civil" }</text:p>
      <text:p text:style-name="P2">{ "_id" : ObjectId("61cac5e7d2ddf7e4980f85e6"), "id" : 1, "name" : "lakshy", "mobile" : "8865554322", "Address" : "mumbai", "college_campus" : "mavliya nagar" }</text:p>
      <text:p text:style-name="P2">{ "_id" : ObjectId("61cac603d2ddf7e4980f85e7"), "id" : 2, "name" : "aman", "mobile" : "9865554345", "Address" : "delhi", "college_campus" : "mansrover" }</text:p>
      <text:p text:style-name="P2">{ "_id" : ObjectId("61cac614d2ddf7e4980f85e8"), "id" : 3, "name" : "anamika", "mobile" : "9965554345", "Address" : "surat", "college_campus" : "mansrover" }</text:p>
      <text:p text:style-name="P2">{ "_id" : ObjectId("61cac630d2ddf7e4980f85e9"), "id" : 4, "name" : "mansi", "mobile" : "7765554345", "Address" : "sikar", "college_campus" : "malviya nagar" }</text:p>
      <text:p text:style-name="P2">{ "_id" : ObjectId("61cac647d2ddf7e4980f85ea"), "id" : 5, "name" : "durga", "mobile" : "9876554345", "Address" : "mumbai", "college_campus" : "malviya nagar" }</text:p>
      <text:p text:style-name="P2">{ "_id" : ObjectId("61cac661d2ddf7e4980f85eb"), "id" : 6, "name" : "yash", "mobile" : "7876554345", "Address" : "delhi", "college_campus" : "barkat nagar" }</text:p>
      <text:p text:style-name="P2">{ "_id" : ObjectId("61cac686d2ddf7e4980f85ec"), "id" : 7, "name" : "vinay ", "mobile" : "9988554345", "Address" : "churu", "college_campus" : "malviya <text:s/>nagar" }</text:p>
      <text:p text:style-name="P2"><text:soft-page-break/>{ "_id" : ObjectId("61cac6acd2ddf7e4980f85ed"), "id" : 8, "name" : "aditi ", "mobile" : "9188554345", "Address" : "sikar", "college_campus" : "mansrover" }</text:p>
      <text:p text:style-name="P2">{ "_id" : ObjectId("61cac6c1d2ddf7e4980f85ee"), "id" : 9, "name" : "kriya", "mobile" : "6776554345", "Address" : "dehradun", "college_campus" : "barkat nagar" }</text:p>
      <text:p text:style-name="P2">{ "_id" : ObjectId("61cac6ddd2ddf7e4980f85ef"), "id" : 10, "name" : "ritu ", "mobile" : "7888554345", "Address" : "goa", "college_campus" : "malviya <text:s/>nagar" }</text:p>
      <text:p text:style-name="P2">&gt; db.hostal.insert({'id':1,'name':'lakshy','mobile':'8865554322','Address':'mumbai',"college_campus":"mavliya nagar"});</text:p>
      <text:p text:style-name="P2">WriteResult({ "nInserted" : 1 })</text:p>
      <text:p text:style-name="P2">&gt; db.hostal.insert({'id':10,'name':'ritu ','mobile':'7888554345','Address':'goa',"college_campus":"malviya <text:s/>nagar"});</text:p>
      <text:p text:style-name="P2">WriteResult({ "nInserted" : 1 })</text:p>
      <text:p text:style-name="P2">&gt; db.hostal.insert({'id':9,'name':'kriya','mobile':'6776554345','Address':'dehradun',"college_campus":"barkat nagar"});</text:p>
      <text:p text:style-name="P2">WriteResult({ "nInserted" : 1 })</text:p>
      <text:p text:style-name="P2">&gt; db.hostal.insert({'id':8,'name':'aditi ','mobile':'9188554345','Address':'sikar',"college_campus":"mansrover"});</text:p>
      <text:p text:style-name="P2">WriteResult({ "nInserted" : 1 })</text:p>
      <text:p text:style-name="P2">&gt; db.hostal.insert({'id':7,'name':'vinay ','mobile':'9988554345','Address':'churu',"college_campus":"malviya <text:s/>nagar"});</text:p>
      <text:p text:style-name="P2">WriteResult({ "nInserted" : 1 })</text:p>
      <text:p text:style-name="P2">&gt; db.hostal.insert({'id':6,'name':'yash','mobile':'7876554345','Address':'delhi',"college_campus":"barkat nagar"});</text:p>
      <text:p text:style-name="P2">WriteResult({ "nInserted" : 1 })</text:p>
      <text:p text:style-name="P2">&gt; db.hostal.insert({'id':5,'name':'durga','mobile':'9876554345','Address':'mumbai',"college_campus":"malviya nagar"});</text:p>
      <text:p text:style-name="P2">WriteResult({ "nInserted" : 1 })</text:p>
      <text:p text:style-name="P2">&gt; db.hostal.insert({'id':4,'name':'mansi','mobile':'7765554345','Address':'sikar',"college_campus":"malviya nagar"});</text:p>
      <text:p text:style-name="P2">WriteResult({ "nInserted" : 1 })</text:p>
      <text:p text:style-name="P2">&gt; db.hostal.insert({'id':3,'name':'anamika','mobile':'9965554345','Address':'surat',"college_campus":"mansrover"});</text:p>
      <text:p text:style-name="P2">WriteResult({ "nInserted" : 1 })</text:p>
      <text:p text:style-name="P2">&gt; db.hostal.insert({'id':2,'name':'aman','mobile':'9865554345','Address':'delhi',"college_campus":"mansrover"});</text:p>
      <text:p text:style-name="P2">WriteResult({ "nInserted" : 1 })</text:p>
      <text:p text:style-name="P2">&gt; db.hostal.find()</text:p>
      <text:p text:style-name="P2">{ "_id" : ObjectId("61cac731d2ddf7e4980f85f0"), "id" : 1, "name" : "lakshy", "mobile" : "8865554322", "Address" : "mumbai", "college_campus" : "mavliya nagar" }</text:p>
      <text:p text:style-name="P2">{ "_id" : ObjectId("61cac73dd2ddf7e4980f85f1"), "id" : 10, "name" : "ritu ", "mobile" : "7888554345", "Address" : "goa", "college_campus" : "malviya <text:s/>nagar" }</text:p>
      <text:p text:style-name="P2">{ "_id" : ObjectId("61cac748d2ddf7e4980f85f2"), "id" : 9, "name" : "kriya", "mobile" : "6776554345", "Address" : "dehradun", "college_campus" : "barkat nagar" }</text:p>
      <text:p text:style-name="P2">{ "_id" : ObjectId("61cac752d2ddf7e4980f85f3"), "id" : 8, "name" : "aditi ", "mobile" : "9188554345", "Address" : "sikar", "college_campus" : "mansrover" }</text:p>
      <text:p text:style-name="P2"><text:soft-page-break/>{ "_id" : ObjectId("61cac765d2ddf7e4980f85f4"), "id" : 7, "name" : "vinay ", "mobile" : "9988554345", "Address" : "churu", "college_campus" : "malviya <text:s/>nagar" }</text:p>
      <text:p text:style-name="P2">{ "_id" : ObjectId("61cac77fd2ddf7e4980f85f5"), "id" : 6, "name" : "yash", "mobile" : "7876554345", "Address" : "delhi", "college_campus" : "barkat nagar" }</text:p>
      <text:p text:style-name="P2">{ "_id" : ObjectId("61cac793d2ddf7e4980f85f6"), "id" : 5, "name" : "durga", "mobile" : "9876554345", "Address" : "mumbai", "college_campus" : "malviya nagar" }</text:p>
      <text:p text:style-name="P2">{ "_id" : ObjectId("61cac7a0d2ddf7e4980f85f7"), "id" : 4, "name" : "mansi", "mobile" : "7765554345", "Address" : "sikar", "college_campus" : "malviya nagar" }</text:p>
      <text:p text:style-name="P2">{ "_id" : ObjectId("61cac7add2ddf7e4980f85f8"), "id" : 3, "name" : "anamika", "mobile" : "9965554345", "Address" : "surat", "college_campus" : "mansrover" }</text:p>
      <text:p text:style-name="P2">{ "_id" : ObjectId("61cac7c8d2ddf7e4980f85f9"), "id" : 2, "name" : "aman", "mobile" : "9865554345", "Address" : "delhi", "college_campus" : "mansrover" }</text:p>
      <text:p text:style-name="P2">&gt; show collections</text:p>
      <text:p text:style-name="P2">Emloyee</text:p>
      <text:p text:style-name="P2">Employee</text:p>
      <text:p text:style-name="P2">Students</text:p>
      <text:p text:style-name="P2">college</text:p>
      <text:p text:style-name="P2">customer</text:p>
      <text:p text:style-name="P2">hostal</text:p>
      <text:p text:style-name="P2">&gt; db.createCollection('nexa')</text:p>
      <text:p text:style-name="P2">{ "ok" : 1 }</text:p>
      <text:p text:style-name="P2">&gt; db.nexa.insert({'id':1,'name':'baleno','regisration_no':'9865554345','location':'delhi',"model_year":2021});</text:p>
      <text:p text:style-name="P2">WriteResult({ "nInserted" : 1 })</text:p>
      <text:p text:style-name="P2">&gt; db.nexa.insert({'id':2,'name':'ciaz','regisration_no':'6765554345','location':'delhi',"model_year":2020});</text:p>
      <text:p text:style-name="P2">WriteResult({ "nInserted" : 1 })</text:p>
      <text:p text:style-name="P2">&gt; db.nexa.insert({'id':2,'name':'s-cross','regisration_no':'1265554345','location':'jaipur',"model_year":2019});</text:p>
      <text:p text:style-name="P2">WriteResult({ "nInserted" : 1 })</text:p>
      <text:p text:style-name="P2">&gt; db.nexa.insert({'id':3,'name':'s-cross','regisration_no':'2365554345','location':'sikar',"model_year":2021});</text:p>
      <text:p text:style-name="P2">WriteResult({ "nInserted" : 1 })</text:p>
      <text:p text:style-name="P2">&gt; db.nexa.insert({'id':5,'name':'Maruti Ignis','regisration_no':'1265554345','location':'sikar',"model_year":2018});</text:p>
      <text:p text:style-name="P2">WriteResult({ "nInserted" : 1 })</text:p>
      <text:p text:style-name="P2">&gt; db.nexa.insert({'id':6,'name':'XL6.','regisration_no':'8765554345','location':'delhi',"model_year":2018});</text:p>
      <text:p text:style-name="P2">WriteResult({ "nInserted" : 1 })</text:p>
      <text:p text:style-name="P2">&gt; db.nexa.insert({'id':7,'name':'XL6.','regisration_no':'7655554345','location':'mumbai',"model_year":2021});</text:p>
      <text:p text:style-name="P2">WriteResult({ "nInserted" : 1 })</text:p>
      <text:p text:style-name="P2">&gt; db.nexa.insert({'id':8,'name':'Ciaz.','regisration_no':'12355554345','location':'sikar',"model_year":2020});</text:p>
      <text:p text:style-name="P2">WriteResult({ "nInserted" : 1 })</text:p>
      <text:p text:style-name="P2"><text:soft-page-break/>&gt; db.nexa.insert({'id':9,'name':'XL6','regisration_no':'23355554345','location':'jaipur',"model_year":2021});</text:p>
      <text:p text:style-name="P2">WriteResult({ "nInserted" : 1 })</text:p>
      <text:p text:style-name="P2">&gt; db.nexa.insert({'id':5,'name':'Maruti Ignis','regisration_no':'3456554345','location':'jodhpur',"model_year":2018});</text:p>
      <text:p text:style-name="P2">WriteResult({ "nInserted" : 1 })</text:p>
      <text:p text:style-name="P2">&gt; db.Emloyee.update({"name":"Maruti Ignis"}{$set{"id":10}})</text:p>
      <text:p text:style-name="P2">2021-12-28T13:54:30.404+0530 E QUERY <text:s text:c="3"/>[thread1] SyntaxError: missing ) after argument list @(shell):1:41</text:p>
      <text:p text:style-name="P2">&gt; db.nexa.update({"name":"Maruti Ignis"}{$set{"id":10}})</text:p>
      <text:p text:style-name="P2">2021-12-28T13:54:50.174+0530 E QUERY <text:s text:c="3"/>[thread1] SyntaxError: missing ) after argument list @(shell):1:38</text:p>
      <text:p text:style-name="P2">&gt; db.createCollection('Honda')</text:p>
      <text:p text:style-name="P2">{ "ok" : 1 }</text:p>
      <text:p text:style-name="P2">&gt; db.Honda.insert({'id':1,'name':'City','regisration_no':'3456554345','location':'jodhpur',"model_year":2018});</text:p>
      <text:p text:style-name="P2">WriteResult({ "nInserted" : 1 })</text:p>
      <text:p text:style-name="P2">&gt; db.Honda.insert({'id':2,'name':'honda amaze','regisration_no':'5676554345','location':'delhi',"model_year":2021});</text:p>
      <text:p text:style-name="P2">WriteResult({ "nInserted" : 1 })</text:p>
      <text:p text:style-name="P2">&gt; db.Honda.insert({'id':3,'name':'honda civic','regisration_no':'6576554345','location':'sikar',"model_year":2009});</text:p>
      <text:p text:style-name="P2">WriteResult({ "nInserted" : 1 })</text:p>
      <text:p text:style-name="P2">&gt; db.Honda.insert({'id':4,'name':Honda'City','regisration_no':'2356554345','location':'delhi',"model_year":2021});</text:p>
      <text:p text:style-name="P2">2021-12-28T13:58:33.812+0530 E QUERY <text:s text:c="3"/>[thread1] SyntaxError: missing } after property list @(shell):1:36</text:p>
      <text:p text:style-name="P2">&gt; db.Honda.insert({'id':5,'name':'Honda amaze','regisration_no':'5676554345','location':'mumbai',"model_year":2021});</text:p>
      <text:p text:style-name="P2">WriteResult({ "nInserted" : 1 })</text:p>
      <text:p text:style-name="P2">&gt; db.Honda.insert({'id':6,'name':'honda civic','regisration_no':'67276554345','location':'delhi',"model_year":2021});</text:p>
      <text:p text:style-name="P2">WriteResult({ "nInserted" : 1 })</text:p>
      <text:p text:style-name="P2">&gt; db.Honda.insert({'id':7,'name':'honda city','regisration_no':'123476554345','location':'mumbai',"model_year":2022});</text:p>
      <text:p text:style-name="P2">WriteResult({ "nInserted" : 1 })</text:p>
      <text:p text:style-name="P2">&gt; db.Honda.insert({'id':8,'name':'honda Amaze','regisration_no':'32276554345','location':'sikar',"model_year":2021});</text:p>
      <text:p text:style-name="P2">WriteResult({ "nInserted" : 1 })</text:p>
      <text:p text:style-name="P2">&gt; db.Honda.insert({'id':9,'name':'honda City','regisration_no':'11276554345','location':'delhi',"model_year":2021});</text:p>
      <text:p text:style-name="P2">WriteResult({ "nInserted" : 1 })</text:p>
      <text:p text:style-name="P2">&gt; db.Honda.insert({'id':10,'name':'honda Civic,'regisration_no':'23276554345','location':'delhi',"model_year":2022});</text:p>
      <text:p text:style-name="P2">2021-12-28T14:01:00.958+0530 E QUERY <text:s text:c="3"/>[thread1] SyntaxError: missing } after property list @(shell):1:46</text:p>
      <text:p text:style-name="P2">&gt; show collections</text:p>
      <text:p text:style-name="P2">Emloyee</text:p>
      <text:p text:style-name="P2">Employee</text:p>
      <text:p text:style-name="P2"><text:soft-page-break/>Honda</text:p>
      <text:p text:style-name="P2">Students</text:p>
      <text:p text:style-name="P2">college</text:p>
      <text:p text:style-name="P2">customer</text:p>
      <text:p text:style-name="P2">hostal</text:p>
      <text:p text:style-name="P2">nexa</text:p>
      <text:p text:style-name="P2">&gt; db.createCollection('allen')</text:p>
      <text:p text:style-name="P2">{ "ok" : 1 }</text:p>
      <text:p text:style-name="P2">&gt; db.allen.insert({'id':1,'name':'Nitin','mobile':'9565554322','Address':'surat',"subject":"mechincal"});</text:p>
      <text:p text:style-name="P2">WriteResult({ "nInserted" : 1 })</text:p>
      <text:p text:style-name="P2">&gt; db.allen.insert({'id':2,'name':'Niti','mobile':'7765554322','Address':'sikar',"subject":"JEE"});</text:p>
      <text:p text:style-name="P2">WriteResult({ "nInserted" : 1 })</text:p>
      <text:p text:style-name="P2">&gt; db.allen.insert({'id':3,'name':'lokesh','mobile':'9565554322','Address':'mumbai',"subject":"PCM"});</text:p>
      <text:p text:style-name="P2">WriteResult({ "nInserted" : 1 })</text:p>
      <text:p text:style-name="P2">&gt; db.allen.insert({'id':4,'name':'mansi','mobile':'7765554322','Address':'delhi',"subject":"PCM"});</text:p>
      <text:p text:style-name="P2">WriteResult({ "nInserted" : 1 })</text:p>
      <text:p text:style-name="P2">&gt; db.allen.insert({'id':5,'name':'mukesh','mobile':'6765554311','Address':'jaipur',"subject":"JEE"});</text:p>
      <text:p text:style-name="P2">WriteResult({ "nInserted" : 1 })</text:p>
      <text:p text:style-name="P2">&gt; db.allen.insert({'id':6,'name':'aditya','mobile':'9876543210','Address':'jammu',"subject":"PMT"});</text:p>
      <text:p text:style-name="P2">WriteResult({ "nInserted" : 1 })</text:p>
      <text:p text:style-name="P2">&gt; db.allen.insert({'id':7,'name':'aditi','mobile':'7676543210','Address':'pune',"subject":"JEE"});</text:p>
      <text:p text:style-name="P2">WriteResult({ "nInserted" : 1 })</text:p>
      <text:p text:style-name="P2">&gt; db.allen.insert({'id':8,'name':'antim','mobile':'6864543210','Address':'surat',"subject":"PMT"});</text:p>
      <text:p text:style-name="P2">WriteResult({ "nInserted" : 1 })</text:p>
      <text:p text:style-name="P2">&gt; db.allen.insert({'id':9,'name':'priya','mobile':'9868543210','Address':'bhopal',"subject":"PMT"});</text:p>
      <text:p text:style-name="P2">WriteResult({ "nInserted" : 1 })</text:p>
      <text:p text:style-name="P2">&gt; db.allen.insert({'id':10,'name':'jiya','mobile':'7765543210','Address':'indore',"subject":"JEE"});</text:p>
      <text:p text:style-name="P2">WriteResult({ "nInserted" : 1 })</text:p>
      <text:p text:style-name="P2">&gt; show collections</text:p>
      <text:p text:style-name="P2">Emloyee</text:p>
      <text:p text:style-name="P2">Employee</text:p>
      <text:p text:style-name="P2">Honda</text:p>
      <text:p text:style-name="P2">Students</text:p>
      <text:p text:style-name="P2">allen</text:p>
      <text:p text:style-name="P2">college</text:p>
      <text:p text:style-name="P2">customer</text:p>
      <text:p text:style-name="P2">hostal</text:p>
      <text:p text:style-name="P2">nexa</text:p>
      <text:p text:style-name="P2">&gt; db.createCollection('family')</text:p>
      <text:p text:style-name="P2">{ "ok" : 1 }</text:p>
      <text:p text:style-name="P2">&gt; db.family.insert({'id':1,'name':'jiya','mobile':'7765543210','Address':'sikar',"occupation":"Teacher"});</text:p>
      <text:p text:style-name="P2">WriteResult({ "nInserted" : 1 })</text:p>
      <text:p text:style-name="P2">&gt; db.family.insert({'id':2,'name':'manish','mobile':'7655543210','Address':'sikar',"occupation":"software engineer"});</text:p>
      <text:p text:style-name="P2">WriteResult({ "nInserted" : 1 })</text:p>
      <text:p text:style-name="P2"><text:soft-page-break/>&gt; db.family.insert({'id':3,'name':'kavita','mobile':'8755543210','Address':'jaipur',"occupation":"Doctor"});</text:p>
      <text:p text:style-name="P2">WriteResult({ "nInserted" : 1 })</text:p>
      <text:p text:style-name="P2">&gt; db.family.insert({'id':4,'name':'sohan','mobile':'6655543210','Address':'jaipur',"occupation":"Static officer"});</text:p>
      <text:p text:style-name="P2">WriteResult({ "nInserted" : 1 })</text:p>
      <text:p text:style-name="P2">&gt; db.family.insert({'id':5,'name':'jyoti','mobile':'6785543210','Address':'delhi',"occupation":"AAO"});</text:p>
      <text:p text:style-name="P2">WriteResult({ "nInserted" : 1 })</text:p>
      <text:p text:style-name="P2">&gt; db.family.insert({'id':6,'name':'gouri','mobile':'987654325','Address':'mumbai',"occupation":"teacher"});</text:p>
      <text:p text:style-name="P2">WriteResult({ "nInserted" : 1 })</text:p>
      <text:p text:style-name="P2">&gt; db.family.insert({'id':7,'name':'suman','mobile':'657654325','Address':'sikar',"occupation":"house wife"});</text:p>
      <text:p text:style-name="P2">WriteResult({ "nInserted" : 1 })</text:p>
      <text:p text:style-name="P2">&gt; db.family.insert({'id':8,'name':'nitin','mobile':'9876543325','Address':'surat',"occupation":"NSSO officer"});</text:p>
      <text:p text:style-name="P2">WriteResult({ "nInserted" : 1 })</text:p>
      <text:p text:style-name="P2">&gt; db.family.insert({'id':9,'name':'Jugal','mobile':'7776543325','Address':'thane',"occupation":"Warrant officer"});</text:p>
      <text:p text:style-name="P2">WriteResult({ "nInserted" : 1 })</text:p>
      <text:p text:style-name="P2">&gt; db.family.insert({'id':10,'name':'mukesh','mobile':'6076543325','Address':'suarat',"occupation":"professor"});</text:p>
      <text:p text:style-name="P2">WriteResult({ "nInserted" : 1 })</text:p>
      <text:p text:style-name="P2">&gt; db.createCollection('friends')</text:p>
      <text:p text:style-name="P2">{ "ok" : 1 }</text:p>
      <text:p text:style-name="P2">&gt; db.friend.insert({'id':1,'name':'mukesh','mobile':'6076543325','where_meet':'jaipur',"bond":"good friend"});</text:p>
      <text:p text:style-name="P2">WriteResult({ "nInserted" : 1 })</text:p>
      <text:p text:style-name="P2">&gt; db.friend.insert({'id':2,'name':'nihal','mobile':'8776543325','where_meet':'sikar',"bond":"best friend"});</text:p>
      <text:p text:style-name="P2">WriteResult({ "nInserted" : 1 })</text:p>
      <text:p text:style-name="P2">&gt; db.friend.insert({'id':2,'name':'lokesh','mobile':'9076543325','where_meet':'sikar',"bond":"friend"});</text:p>
      <text:p text:style-name="P2">WriteResult({ "nInserted" : 1 })</text:p>
      <text:p text:style-name="P2">&gt; db.friend.insert({'id':4,'name':'dhruv','mobile':'8876543325','where_meet':'delhi',"bond":"brother"});</text:p>
      <text:p text:style-name="P2">WriteResult({ "nInserted" : 1 })</text:p>
      <text:p text:style-name="P2">&gt; db.friend.insert({'id':5,'name':'devarsh','mobile':'7076543325','where_meet':'pushkar',"bond":"best friend"});</text:p>
      <text:p text:style-name="P2">WriteResult({ "nInserted" : 1 })</text:p>
      <text:p text:style-name="P2">&gt; db.friend.insert({'id':6,'name':'mansi','mobile':'6783543325','where_meet':'bhilwara',"bond":"best friend"});</text:p>
      <text:p text:style-name="P2">WriteResult({ "nInserted" : 1 })</text:p>
      <text:p text:style-name="P2">&gt; db.friend.insert({'id':7,'name':'aditya','mobile':'7863543325','where_meet':'jaipur',"bond":"good friend"});</text:p>
      <text:p text:style-name="P2">WriteResult({ "nInserted" : 1 })</text:p>
      <text:p text:style-name="P2"><text:soft-page-break/>&gt; db.friend.insert({'id':8,'name':'aditi','mobile':'8963543322','where_meet':'mumbai',"bond":"friend"});</text:p>
      <text:p text:style-name="P2">WriteResult({ "nInserted" : 1 })</text:p>
      <text:p text:style-name="P2">&gt; db.friend.insert({'id':9,'name':'utsav','mobile':'9976543325','where_meet':'delhi',"bond":"brother"});</text:p>
      <text:p text:style-name="P2">WriteResult({ "nInserted" : 1 })</text:p>
      <text:p text:style-name="P2">&gt; db.friend.insert({'id':10,'name':'yash','mobile':'7596543325','where_meet':'sikar',"bond":"childhood friend"});</text:p>
      <text:p text:style-name="P2">WriteResult({ "nInserted" : 1 })</text:p>
      <text:p text:style-name="P2">&gt; show collections</text:p>
      <text:p text:style-name="P2">Emloyee</text:p>
      <text:p text:style-name="P2">Employee</text:p>
      <text:p text:style-name="P2">Honda</text:p>
      <text:p text:style-name="P2">Students</text:p>
      <text:p text:style-name="P2">allen</text:p>
      <text:p text:style-name="P2">college</text:p>
      <text:p text:style-name="P2">customer</text:p>
      <text:p text:style-name="P2">family</text:p>
      <text:p text:style-name="P2">friend</text:p>
      <text:p text:style-name="P2">friends</text:p>
      <text:p text:style-name="P2">hostal</text:p>
      <text:p text:style-name="P2">nexa</text:p>
      <text:p text:style-name="P2">&gt; db.family.find()</text:p>
      <text:p text:style-name="P2">{ "_id" : ObjectId("61cadb16d2ddf7e4980f8616"), "id" : 1, "name" : "jiya", "mobile" : "7765543210", "Address" : "sikar", "occupation" : "Teacher" }</text:p>
      <text:p text:style-name="P2">{ "_id" : ObjectId("61cadb38d2ddf7e4980f8617"), "id" : 2, "name" : "manish", "mobile" : "7655543210", "Address" : "sikar", "occupation" : "software engineer" }</text:p>
      <text:p text:style-name="P2">{ "_id" : ObjectId("61cadb54d2ddf7e4980f8618"), "id" : 3, "name" : "kavita", "mobile" : "8755543210", "Address" : "jaipur", "occupation" : "Doctor" }</text:p>
      <text:p text:style-name="P2">{ "_id" : ObjectId("61cadb6cd2ddf7e4980f8619"), "id" : 4, "name" : "sohan", "mobile" : "6655543210", "Address" : "jaipur", "occupation" : "Static officer" }</text:p>
      <text:p text:style-name="P2">{ "_id" : ObjectId("61cadb90d2ddf7e4980f861a"), "id" : 5, "name" : "jyoti", "mobile" : "6785543210", "Address" : "delhi", "occupation" : "AAO" }</text:p>
      <text:p text:style-name="P2">{ "_id" : ObjectId("61cadbadd2ddf7e4980f861b"), "id" : 6, "name" : "gouri", "mobile" : "987654325", "Address" : "mumbai", "occupation" : "teacher" }</text:p>
      <text:p text:style-name="P2">{ "_id" : ObjectId("61cadbc7d2ddf7e4980f861c"), "id" : 7, "name" : "suman", "mobile" : "657654325", "Address" : "sikar", "occupation" : "house wife" }</text:p>
      <text:p text:style-name="P2">{ "_id" : ObjectId("61cadbf5d2ddf7e4980f861d"), "id" : 8, "name" : "nitin", "mobile" : "9876543325", "Address" : "surat", "occupation" : "NSSO officer" }</text:p>
      <text:p text:style-name="P2">{ "_id" : ObjectId("61cadc1ad2ddf7e4980f861e"), "id" : 9, "name" : "Jugal", "mobile" : "7776543325", "Address" : "thane", "occupation" : "Warrant officer" }</text:p>
      <text:p text:style-name="P2">{ "_id" : ObjectId("61cadc3ad2ddf7e4980f861f"), "id" : 10, "name" : "mukesh", "mobile" : "6076543325", "Address" : "suarat", "occupation" : "professor" }</text:p>
      <text:p text:style-name="P2">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5:19:57.399737393</meta:creation-date>
    <dc:date>2021-12-28T15:21:20.714242027</dc:date>
    <meta:editing-duration>PT1M24S</meta:editing-duration>
    <meta:editing-cycles>1</meta:editing-cycles>
    <meta:document-statistic meta:table-count="0" meta:image-count="0" meta:object-count="0" meta:page-count="21" meta:paragraph-count="796" meta:word-count="4942" meta:character-count="54939" meta:non-whitespace-character-count="50143"/>
    <meta:generator>LibreOffice/6.4.7.2$Linux_X86_64 LibreOffice_project/40$Build-2</meta:generator>
  </office:meta>
</office:document-meta>
</file>